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30fde31"/>
    </style:style>
    <style:style style:name="P2" style:family="paragraph" style:parent-style-name="List_20_Paragraph" style:list-style-name="L1">
      <style:paragraph-properties fo:text-align="justify" style:justify-single-word="false"/>
      <style:text-properties officeooo:paragraph-rsid="03ed9c4b"/>
    </style:style>
    <style:style style:name="P3" style:family="paragraph" style:parent-style-name="List_20_Paragraph" style:list-style-name="L1">
      <style:paragraph-properties fo:text-align="justify" style:justify-single-word="false"/>
      <style:text-properties officeooo:paragraph-rsid="03ee4cc7"/>
    </style:style>
    <style:style style:name="P4" style:family="paragraph" style:parent-style-name="List_20_Paragraph" style:list-style-name="L1">
      <style:paragraph-properties fo:text-align="justify" style:justify-single-word="false"/>
      <style:text-properties officeooo:paragraph-rsid="03795883"/>
    </style:style>
    <style:style style:name="P5" style:family="paragraph" style:parent-style-name="List_20_Paragraph" style:list-style-name="L1">
      <style:paragraph-properties fo:text-align="justify" style:justify-single-word="false"/>
      <style:text-properties officeooo:paragraph-rsid="037b30d8"/>
    </style:style>
    <style:style style:name="P6" style:family="paragraph" style:parent-style-name="List_20_Paragraph" style:list-style-name="L1">
      <style:paragraph-properties fo:text-align="justify" style:justify-single-word="false"/>
      <style:text-properties officeooo:paragraph-rsid="03854604"/>
    </style:style>
    <style:style style:name="P7" style:family="paragraph" style:parent-style-name="List_20_Paragraph" style:list-style-name="L1">
      <style:paragraph-properties fo:text-align="justify" style:justify-single-word="false"/>
      <style:text-properties officeooo:paragraph-rsid="0396a980"/>
    </style:style>
    <style:style style:name="P8" style:family="paragraph" style:parent-style-name="List_20_Paragraph" style:list-style-name="L1">
      <style:paragraph-properties fo:text-align="justify" style:justify-single-word="false"/>
      <style:text-properties officeooo:paragraph-rsid="039d80bc"/>
    </style:style>
    <style:style style:name="P9" style:family="paragraph" style:parent-style-name="List_20_Paragraph" style:list-style-name="L1">
      <style:paragraph-properties fo:text-align="justify" style:justify-single-word="false"/>
      <style:text-properties officeooo:paragraph-rsid="03b33b04"/>
    </style:style>
    <style:style style:name="P10" style:family="paragraph" style:parent-style-name="List_20_Paragraph" style:list-style-name="L1">
      <style:paragraph-properties fo:text-align="justify" style:justify-single-word="false"/>
      <style:text-properties officeooo:paragraph-rsid="0375a7f2"/>
    </style:style>
    <style:style style:name="P11" style:family="paragraph" style:parent-style-name="List_20_Paragraph" style:list-style-name="L1">
      <style:paragraph-properties fo:text-align="justify" style:justify-single-word="false"/>
      <style:text-properties officeooo:paragraph-rsid="03b97463"/>
    </style:style>
    <style:style style:name="P12" style:family="paragraph" style:parent-style-name="List_20_Paragraph" style:list-style-name="L1">
      <style:paragraph-properties fo:text-align="justify" style:justify-single-word="false"/>
      <style:text-properties officeooo:paragraph-rsid="03bcc1c7"/>
    </style:style>
    <style:style style:name="P13" style:family="paragraph" style:parent-style-name="List_20_Paragraph" style:list-style-name="L1">
      <style:paragraph-properties fo:text-align="justify" style:justify-single-word="false"/>
      <style:text-properties officeooo:paragraph-rsid="03bf75f8"/>
    </style:style>
    <style:style style:name="P14" style:family="paragraph" style:parent-style-name="List_20_Paragraph" style:list-style-name="L1">
      <style:paragraph-properties fo:text-align="justify" style:justify-single-word="false"/>
      <style:text-properties officeooo:paragraph-rsid="03d6cd75"/>
    </style:style>
    <style:style style:name="P15" style:family="paragraph" style:parent-style-name="List_20_Paragraph" style:list-style-name="L1">
      <style:paragraph-properties fo:text-align="justify" style:justify-single-word="false"/>
      <style:text-properties officeooo:paragraph-rsid="03cce4da"/>
    </style:style>
    <style:style style:name="P16" style:family="paragraph" style:parent-style-name="List_20_Paragraph" style:list-style-name="L1">
      <style:paragraph-properties fo:text-align="justify" style:justify-single-word="false"/>
      <style:text-properties officeooo:paragraph-rsid="03dad4da"/>
    </style:style>
    <style:style style:name="P17" style:family="paragraph" style:parent-style-name="List_20_Paragraph" style:list-style-name="L1">
      <style:paragraph-properties fo:text-align="justify" style:justify-single-word="false"/>
      <style:text-properties officeooo:paragraph-rsid="03de0616"/>
    </style:style>
    <style:style style:name="P18" style:family="paragraph" style:parent-style-name="List_20_Paragraph" style:list-style-name="L1">
      <style:paragraph-properties fo:text-align="justify" style:justify-single-word="false"/>
      <style:text-properties officeooo:paragraph-rsid="03cff5aa"/>
    </style:style>
    <style:style style:name="P19" style:family="paragraph" style:parent-style-name="List_20_Paragraph" style:list-style-name="L1">
      <style:paragraph-properties fo:text-align="justify" style:justify-single-word="false"/>
      <style:text-properties officeooo:paragraph-rsid="03e59895"/>
    </style:style>
    <style:style style:name="P20" style:family="paragraph" style:parent-style-name="List_20_Paragraph" style:list-style-name="L1">
      <style:paragraph-properties fo:text-align="justify" style:justify-single-word="false"/>
      <style:text-properties officeooo:paragraph-rsid="03ea0c2d"/>
    </style:style>
    <style:style style:name="P21" style:family="paragraph" style:parent-style-name="List_20_Paragraph" style:list-style-name="L1">
      <style:paragraph-properties fo:text-align="justify" style:justify-single-word="false"/>
      <style:text-properties officeooo:paragraph-rsid="03f7d90d"/>
    </style:style>
    <style:style style:name="P22" style:family="paragraph" style:parent-style-name="List_20_Paragraph" style:list-style-name="L2">
      <style:paragraph-properties fo:text-align="justify" style:justify-single-word="false"/>
      <style:text-properties officeooo:paragraph-rsid="03ee4cc7"/>
    </style:style>
    <style:style style:name="P23" style:family="paragraph" style:parent-style-name="List_20_Paragraph" style:list-style-name="L4">
      <style:paragraph-properties fo:text-align="justify" style:justify-single-word="false"/>
      <style:text-properties officeooo:paragraph-rsid="03f87d3c"/>
    </style:style>
    <style:style style:name="P24" style:family="paragraph" style:parent-style-name="List_20_Paragraph" style:list-style-name="L4">
      <style:paragraph-properties fo:text-align="justify" style:justify-single-word="false"/>
      <style:text-properties officeooo:paragraph-rsid="03faa121"/>
    </style:style>
    <style:style style:name="P25" style:family="paragraph" style:parent-style-name="List_20_Paragraph" style:list-style-name="L4">
      <style:paragraph-properties fo:text-align="justify" style:justify-single-word="false"/>
      <style:text-properties officeooo:paragraph-rsid="03fdc3ea"/>
    </style:style>
    <style:style style:name="P26" style:family="paragraph" style:parent-style-name="List_20_Paragraph" style:list-style-name="L5">
      <style:paragraph-properties fo:text-align="justify" style:justify-single-word="false"/>
      <style:text-properties officeooo:paragraph-rsid="03ffc4f4"/>
    </style:style>
    <style:style style:name="P27" style:family="paragraph" style:parent-style-name="List_20_Paragraph" style:list-style-name="L6">
      <style:paragraph-properties fo:text-align="justify" style:justify-single-word="false"/>
      <style:text-properties officeooo:paragraph-rsid="04266636"/>
    </style:style>
    <style:style style:name="P28" style:family="paragraph" style:parent-style-name="List_20_Paragraph" style:list-style-name="L6">
      <style:paragraph-properties fo:text-align="justify" style:justify-single-word="false"/>
      <style:text-properties officeooo:paragraph-rsid="042a15d2"/>
    </style:style>
    <style:style style:name="P29" style:family="paragraph" style:parent-style-name="List_20_Paragraph" style:list-style-name="L6">
      <style:paragraph-properties fo:text-align="justify" style:justify-single-word="false"/>
      <style:text-properties officeooo:paragraph-rsid="042aca71"/>
    </style:style>
    <style:style style:name="P30" style:family="paragraph" style:parent-style-name="List_20_Paragraph" style:list-style-name="L6">
      <style:paragraph-properties fo:text-align="justify" style:justify-single-word="false"/>
      <style:text-properties officeooo:paragraph-rsid="042e06db"/>
    </style:style>
    <style:style style:name="P31" style:family="paragraph" style:parent-style-name="List_20_Paragraph" style:list-style-name="L6">
      <style:paragraph-properties fo:text-align="justify" style:justify-single-word="false"/>
      <style:text-properties officeooo:paragraph-rsid="04382804"/>
    </style:style>
    <style:style style:name="P32" style:family="paragraph" style:parent-style-name="List_20_Paragraph" style:list-style-name="L6">
      <style:paragraph-properties fo:text-align="justify" style:justify-single-word="false"/>
      <style:text-properties officeooo:paragraph-rsid="0420f3ea"/>
    </style:style>
    <style:style style:name="P33" style:family="paragraph" style:parent-style-name="List_20_Paragraph" style:list-style-name="L7">
      <style:paragraph-properties fo:text-align="justify" style:justify-single-word="false"/>
      <style:text-properties officeooo:paragraph-rsid="040c0b8a"/>
    </style:style>
    <style:style style:name="P34" style:family="paragraph" style:parent-style-name="List_20_Paragraph" style:list-style-name="L7">
      <style:paragraph-properties fo:text-align="justify" style:justify-single-word="false"/>
      <style:text-properties officeooo:paragraph-rsid="0408b2f9"/>
    </style:style>
    <style:style style:name="P35" style:family="paragraph" style:parent-style-name="List_20_Paragraph" style:list-style-name="L8">
      <style:paragraph-properties fo:text-align="justify" style:justify-single-word="false"/>
      <style:text-properties officeooo:paragraph-rsid="040f4b0a"/>
    </style:style>
    <style:style style:name="P36" style:family="paragraph" style:parent-style-name="List_20_Paragraph" style:list-style-name="L8">
      <style:paragraph-properties fo:text-align="justify" style:justify-single-word="false"/>
      <style:text-properties officeooo:paragraph-rsid="04106f5d"/>
    </style:style>
    <style:style style:name="P37"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38" style:family="paragraph" style:parent-style-name="List_20_Paragraph" style:list-style-name="L1">
      <style:paragraph-properties fo:text-align="justify" style:justify-single-word="false"/>
      <style:text-properties officeooo:rsid="03eae050" officeooo:paragraph-rsid="03eae050"/>
    </style:style>
    <style:style style:name="P39"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40"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41"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42"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43"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44"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46"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47"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48"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49"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50" style:family="paragraph" style:parent-style-name="List_20_Paragraph" style:list-style-name="L3">
      <style:paragraph-properties fo:text-align="justify" style:justify-single-word="false"/>
      <style:text-properties fo:font-size="9pt" officeooo:paragraph-rsid="0375a7f2" style:font-size-asian="9pt" style:font-size-complex="9pt"/>
    </style:style>
    <style:style style:name="P51" style:family="paragraph" style:parent-style-name="List_20_Paragraph" style:list-style-name="L4">
      <style:paragraph-properties fo:text-align="justify" style:justify-single-word="false"/>
      <style:text-properties fo:font-size="9pt" officeooo:paragraph-rsid="03fdc3ea" style:font-size-asian="9pt" style:font-size-complex="9pt"/>
    </style:style>
    <style:style style:name="P52" style:family="paragraph" style:parent-style-name="List_20_Paragraph" style:list-style-name="L6">
      <style:paragraph-properties fo:text-align="justify" style:justify-single-word="false"/>
      <style:text-properties fo:font-size="9pt" officeooo:paragraph-rsid="0424c82a" style:font-size-asian="9pt" style:font-size-complex="9pt"/>
    </style:style>
    <style:style style:name="P53" style:family="paragraph" style:parent-style-name="List_20_Paragraph" style:list-style-name="L6">
      <style:paragraph-properties fo:text-align="justify" style:justify-single-word="false"/>
      <style:text-properties fo:font-size="9pt" officeooo:paragraph-rsid="041f2243" style:font-size-asian="9pt" style:font-size-complex="9pt"/>
    </style:style>
    <style:style style:name="P54" style:family="paragraph" style:parent-style-name="List_20_Paragraph" style:list-style-name="L6">
      <style:paragraph-properties fo:text-align="justify" style:justify-single-word="false"/>
      <style:text-properties fo:font-size="9pt" officeooo:paragraph-rsid="0420f3ea" style:font-size-asian="9pt" style:font-size-complex="9pt"/>
    </style:style>
    <style:style style:name="P55" style:family="paragraph" style:parent-style-name="List_20_Paragraph" style:list-style-name="L7">
      <style:paragraph-properties fo:text-align="justify" style:justify-single-word="false"/>
      <style:text-properties fo:font-size="9pt" officeooo:paragraph-rsid="0408b2f9"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59"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61"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62"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63"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64" style:family="paragraph" style:parent-style-name="List_20_Paragraph" style:list-style-name="L6">
      <style:paragraph-properties fo:text-align="justify" style:justify-single-word="false"/>
      <style:text-properties fo:font-size="9pt" officeooo:rsid="04134c63" officeooo:paragraph-rsid="0424c82a" style:font-size-asian="9pt" style:font-size-complex="9pt"/>
    </style:style>
    <style:style style:name="P65" style:family="paragraph" style:parent-style-name="List_20_Paragraph" style:list-style-name="L6">
      <style:paragraph-properties fo:text-align="justify" style:justify-single-word="false"/>
      <style:text-properties fo:font-size="9pt" officeooo:rsid="041616e9" officeooo:paragraph-rsid="041616e9" style:font-size-asian="9pt" style:font-size-complex="9pt"/>
    </style:style>
    <style:style style:name="P66" style:family="paragraph" style:parent-style-name="List_20_Paragraph" style:list-style-name="L6">
      <style:paragraph-properties fo:text-align="justify" style:justify-single-word="false"/>
      <style:text-properties fo:font-size="9pt" officeooo:rsid="041610b6" officeooo:paragraph-rsid="0416b860" style:font-size-asian="9pt" style:font-size-complex="9pt"/>
    </style:style>
    <style:style style:name="P67" style:family="paragraph" style:parent-style-name="List_20_Paragraph" style:list-style-name="L6">
      <style:paragraph-properties fo:text-align="justify" style:justify-single-word="false"/>
      <style:text-properties fo:font-size="9pt" officeooo:rsid="0416b860" officeooo:paragraph-rsid="0416b860" style:font-size-asian="9pt" style:font-size-complex="9pt"/>
    </style:style>
    <style:style style:name="P68" style:family="paragraph" style:parent-style-name="List_20_Paragraph" style:list-style-name="L6">
      <style:paragraph-properties fo:text-align="justify" style:justify-single-word="false"/>
      <style:text-properties fo:font-size="9pt" officeooo:rsid="0416b860" officeooo:paragraph-rsid="04198bdf" style:font-size-asian="9pt" style:font-size-complex="9pt"/>
    </style:style>
    <style:style style:name="P69" style:family="paragraph" style:parent-style-name="List_20_Paragraph" style:list-style-name="L6">
      <style:paragraph-properties fo:text-align="justify" style:justify-single-word="false"/>
      <style:text-properties fo:font-size="9pt" officeooo:rsid="041cc407" officeooo:paragraph-rsid="04266636" style:font-size-asian="9pt" style:font-size-complex="9pt"/>
    </style:style>
    <style:style style:name="P70" style:family="paragraph" style:parent-style-name="List_20_Paragraph" style:list-style-name="L6">
      <style:paragraph-properties fo:text-align="justify" style:justify-single-word="false"/>
      <style:text-properties fo:font-size="9pt" officeooo:rsid="041cc407" officeooo:paragraph-rsid="04284d21" style:font-size-asian="9pt" style:font-size-complex="9pt"/>
    </style:style>
    <style:style style:name="P71" style:family="paragraph" style:parent-style-name="List_20_Paragraph" style:list-style-name="L6">
      <style:paragraph-properties fo:text-align="justify" style:justify-single-word="false"/>
      <style:text-properties fo:font-size="9pt" officeooo:rsid="041cc407" officeooo:paragraph-rsid="042a15d2" style:font-size-asian="9pt" style:font-size-complex="9pt"/>
    </style:style>
    <style:style style:name="P72" style:family="paragraph" style:parent-style-name="List_20_Paragraph" style:list-style-name="L7">
      <style:paragraph-properties fo:text-align="justify" style:justify-single-word="false"/>
      <style:text-properties fo:font-size="9pt" officeooo:rsid="040683a0" officeooo:paragraph-rsid="0408b2f9" style:font-size-asian="9pt" style:font-size-complex="9pt"/>
    </style:style>
    <style:style style:name="P73"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74"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75"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76"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77" style:family="paragraph" style:parent-style-name="List_20_Paragraph" style:list-style-name="L4">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78"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79"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80"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81" style:family="paragraph" style:parent-style-name="List_20_Paragraph" style:list-style-name="L6">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82"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83"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84"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85"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87"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88"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89"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90"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91"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92"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93" style:family="paragraph" style:parent-style-name="List_20_Paragraph" style:list-style-name="L1">
      <style:paragraph-properties fo:text-align="justify" style:justify-single-word="false"/>
      <style:text-properties style:font-name="Courier 10 Pitch" officeooo:paragraph-rsid="037b30d8"/>
    </style:style>
    <style:style style:name="P94" style:family="paragraph" style:parent-style-name="List_20_Paragraph" style:list-style-name="L1">
      <style:paragraph-properties fo:text-align="justify" style:justify-single-word="false"/>
      <style:text-properties style:font-name="Courier 10 Pitch" officeooo:paragraph-rsid="037cb287"/>
    </style:style>
    <style:style style:name="P95" style:family="paragraph" style:parent-style-name="List_20_Paragraph" style:list-style-name="L1">
      <style:paragraph-properties fo:text-align="justify" style:justify-single-word="false"/>
      <style:text-properties style:font-name="Courier 10 Pitch" officeooo:paragraph-rsid="037d244d"/>
    </style:style>
    <style:style style:name="P96" style:family="paragraph" style:parent-style-name="List_20_Paragraph" style:list-style-name="L1">
      <style:paragraph-properties fo:text-align="justify" style:justify-single-word="false"/>
      <style:text-properties style:font-name="Courier 10 Pitch" officeooo:paragraph-rsid="037ec080"/>
    </style:style>
    <style:style style:name="P97" style:family="paragraph" style:parent-style-name="List_20_Paragraph" style:list-style-name="L1">
      <style:paragraph-properties fo:text-align="justify" style:justify-single-word="false"/>
      <style:text-properties style:font-name="Courier 10 Pitch" officeooo:paragraph-rsid="0384bfeb"/>
    </style:style>
    <style:style style:name="P98" style:family="paragraph" style:parent-style-name="List_20_Paragraph" style:list-style-name="L1">
      <style:paragraph-properties fo:text-align="justify" style:justify-single-word="false"/>
      <style:text-properties style:font-name="Courier 10 Pitch" officeooo:paragraph-rsid="03849f62"/>
    </style:style>
    <style:style style:name="P99" style:family="paragraph" style:parent-style-name="List_20_Paragraph" style:list-style-name="L1">
      <style:paragraph-properties fo:text-align="justify" style:justify-single-word="false"/>
      <style:text-properties style:font-name="Courier 10 Pitch" officeooo:paragraph-rsid="03873f76"/>
    </style:style>
    <style:style style:name="P100" style:family="paragraph" style:parent-style-name="List_20_Paragraph" style:list-style-name="L1">
      <style:paragraph-properties fo:text-align="justify" style:justify-single-word="false"/>
      <style:text-properties style:font-name="Courier 10 Pitch" officeooo:paragraph-rsid="03974810"/>
    </style:style>
    <style:style style:name="P101" style:family="paragraph" style:parent-style-name="List_20_Paragraph" style:list-style-name="L1">
      <style:paragraph-properties fo:text-align="justify" style:justify-single-word="false"/>
      <style:text-properties style:font-name="Courier 10 Pitch" officeooo:paragraph-rsid="03ad08f3"/>
    </style:style>
    <style:style style:name="P102" style:family="paragraph" style:parent-style-name="List_20_Paragraph" style:list-style-name="L1">
      <style:paragraph-properties fo:text-align="justify" style:justify-single-word="false"/>
      <style:text-properties style:font-name="Courier 10 Pitch" officeooo:paragraph-rsid="03988d58"/>
    </style:style>
    <style:style style:name="P103" style:family="paragraph" style:parent-style-name="List_20_Paragraph" style:list-style-name="L1">
      <style:paragraph-properties fo:text-align="justify" style:justify-single-word="false"/>
      <style:text-properties style:font-name="Courier 10 Pitch" officeooo:paragraph-rsid="0399c49b"/>
    </style:style>
    <style:style style:name="P104" style:family="paragraph" style:parent-style-name="List_20_Paragraph" style:list-style-name="L1">
      <style:paragraph-properties fo:text-align="justify" style:justify-single-word="false"/>
      <style:text-properties style:font-name="Courier 10 Pitch" officeooo:paragraph-rsid="03a3463d"/>
    </style:style>
    <style:style style:name="P105" style:family="paragraph" style:parent-style-name="List_20_Paragraph" style:list-style-name="L1">
      <style:paragraph-properties fo:text-align="justify" style:justify-single-word="false"/>
      <style:text-properties style:font-name="Courier 10 Pitch" officeooo:paragraph-rsid="03a3bdba"/>
    </style:style>
    <style:style style:name="P106" style:family="paragraph" style:parent-style-name="List_20_Paragraph" style:list-style-name="L1">
      <style:paragraph-properties fo:text-align="justify" style:justify-single-word="false"/>
      <style:text-properties style:font-name="Courier 10 Pitch" officeooo:paragraph-rsid="03cce4da"/>
    </style:style>
    <style:style style:name="P107" style:family="paragraph" style:parent-style-name="List_20_Paragraph" style:list-style-name="L1">
      <style:paragraph-properties fo:text-align="justify" style:justify-single-word="false"/>
      <style:text-properties style:font-name="Courier 10 Pitch" officeooo:paragraph-rsid="03ce5320"/>
    </style:style>
    <style:style style:name="P108" style:family="paragraph" style:parent-style-name="List_20_Paragraph" style:list-style-name="L1">
      <style:paragraph-properties fo:text-align="justify" style:justify-single-word="false"/>
      <style:text-properties style:font-name="Courier 10 Pitch" officeooo:paragraph-rsid="03dad4da"/>
    </style:style>
    <style:style style:name="P109" style:family="paragraph" style:parent-style-name="List_20_Paragraph" style:list-style-name="L1">
      <style:paragraph-properties fo:text-align="justify" style:justify-single-word="false"/>
      <style:text-properties style:font-name="Courier 10 Pitch" officeooo:paragraph-rsid="03cff5aa"/>
    </style:style>
    <style:style style:name="P110" style:family="paragraph" style:parent-style-name="List_20_Paragraph" style:list-style-name="L1">
      <style:paragraph-properties fo:text-align="justify" style:justify-single-word="false"/>
      <style:text-properties style:font-name="Courier 10 Pitch" officeooo:paragraph-rsid="03de0616"/>
    </style:style>
    <style:style style:name="P111"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112"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113"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114"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115"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116"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117"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118"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119"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120"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121"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122"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123"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124"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125"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126"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127"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128"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129"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130"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131"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132"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133"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134"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13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13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13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13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13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14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141"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144"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145"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146" style:family="paragraph" style:parent-style-name="List_20_Paragraph" style:list-style-name="L1">
      <style:paragraph-properties fo:text-align="justify" style:justify-single-word="false"/>
      <style:text-properties officeooo:rsid="037b3958" officeooo:paragraph-rsid="037c0e11"/>
    </style:style>
    <style:style style:name="P147"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148"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149"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15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151" style:family="paragraph" style:parent-style-name="List_20_Paragraph" style:list-style-name="L6">
      <style:paragraph-properties fo:text-align="justify" style:justify-single-word="false"/>
      <style:text-properties fo:color="#333333" fo:font-size="9pt" officeooo:paragraph-rsid="041f2243" style:font-size-asian="9pt" style:font-size-complex="9pt"/>
    </style:style>
    <style:style style:name="P152" style:family="paragraph" style:parent-style-name="List_20_Paragraph" style:list-style-name="L6">
      <style:paragraph-properties fo:text-align="justify" style:justify-single-word="false"/>
      <style:text-properties fo:color="#333333" fo:font-size="9pt" officeooo:paragraph-rsid="0420f3ea" style:font-size-asian="9pt" style:font-size-complex="9pt"/>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officeooo:rsid="039b020a" style:font-weight-asian="bold" style:font-weight-complex="bold"/>
    </style:style>
    <style:style style:name="T2" style:family="text">
      <style:text-properties fo:font-weight="bold" officeooo:rsid="03cce4da"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3cce4da" style:font-weight-asian="bold" style:font-weight-complex="bold"/>
    </style:style>
    <style:style style:name="T6" style:family="text">
      <style:text-properties fo:color="#ff0000" style:font-name="Arial" fo:font-weight="bold" style:font-weight-asian="bold" style:font-weight-complex="bold"/>
    </style:style>
    <style:style style:name="T7" style:family="text">
      <style:text-properties fo:color="#ff0000" fo:font-size="9pt" fo:font-weight="bold" style:font-size-asian="9pt" style:font-weight-asian="bold" style:font-size-complex="9pt" style:font-weight-complex="bold"/>
    </style:style>
    <style:style style:name="T8" style:family="text">
      <style:text-properties fo:color="#ff0000" fo:font-size="9pt" fo:font-weight="bold" officeooo:rsid="038d9bce" style:font-size-asian="9pt" style:font-weight-asian="bold" style:font-size-complex="9pt" style:font-weight-complex="bold"/>
    </style:style>
    <style:style style:name="T9" style:family="text">
      <style:text-properties fo:color="#ff0000" fo:font-size="9pt" fo:font-weight="bold" officeooo:rsid="03c63f1e" style:font-size-asian="9pt" style:font-weight-asian="bold" style:font-size-complex="9pt" style:font-weight-complex="bold"/>
    </style:style>
    <style:style style:name="T10" style:family="text">
      <style:text-properties fo:color="#ff0000" fo:font-size="9pt" fo:font-weight="bold" officeooo:rsid="03ea0c2d" style:font-size-asian="9pt" style:font-weight-asian="bold" style:font-size-complex="9pt" style:font-weight-complex="bold"/>
    </style:style>
    <style:style style:name="T11" style:family="text">
      <style:text-properties fo:color="#ff0000" fo:font-size="9pt" fo:font-weight="bold" officeooo:rsid="03ed9c4b" style:font-size-asian="9pt" style:font-weight-asian="bold" style:font-size-complex="9pt" style:font-weight-complex="bold"/>
    </style:style>
    <style:style style:name="T12" style:family="text">
      <style:text-properties fo:color="#ff0000" fo:font-size="9pt" fo:font-weight="bold" officeooo:rsid="040c0b8a" style:font-size-asian="9pt" style:font-weight-asian="bold" style:font-size-complex="9pt" style:font-weight-complex="bold"/>
    </style:style>
    <style:style style:name="T13" style:family="text">
      <style:text-properties fo:color="#ff0000" fo:font-size="9pt" fo:font-weight="bold" officeooo:rsid="040683a0" style:font-size-asian="9pt" style:font-weight-asian="bold" style:font-size-complex="9pt" style:font-weight-complex="bold"/>
    </style:style>
    <style:style style:name="T14" style:family="text">
      <style:text-properties fo:color="#ff0000" fo:font-size="9pt" fo:font-weight="bold" officeooo:rsid="041cc407" style:font-size-asian="9pt" style:font-weight-asian="bold" style:font-size-complex="9pt" style:font-weight-complex="bold"/>
    </style:style>
    <style:style style:name="T15" style:family="text">
      <style:text-properties fo:color="#ff0000" fo:font-size="9pt" fo:font-weight="bold" style:font-size-asian="9pt" style:font-size-complex="9pt"/>
    </style:style>
    <style:style style:name="T16" style:family="text">
      <style:text-properties fo:color="#ff0000" fo:font-size="9pt" style:font-size-asian="9pt" style:font-size-complex="9pt"/>
    </style:style>
    <style:style style:name="T17" style:family="text">
      <style:text-properties fo:color="#ff0000" fo:font-size="9pt" officeooo:rsid="043b1c36" style:font-size-asian="9pt" style:font-size-complex="9pt"/>
    </style:style>
    <style:style style:name="T18" style:family="text">
      <style:text-properties fo:color="#ff0000" fo:font-size="9pt" fo:font-weight="normal" style:font-size-asian="9pt" style:font-weight-asian="normal" style:font-size-complex="9pt" style:font-weight-complex="normal"/>
    </style:style>
    <style:style style:name="T19" style:family="text">
      <style:text-properties fo:color="#ff0000" fo:font-size="9pt" fo:font-weight="normal" officeooo:rsid="039b9969" style:font-size-asian="9pt" style:font-weight-asian="normal" style:font-size-complex="9pt" style:font-weight-complex="normal"/>
    </style:style>
    <style:style style:name="T20" style:family="text">
      <style:text-properties fo:color="#ff0000" fo:font-size="9pt" fo:font-weight="normal" officeooo:rsid="039d80bc" style:font-size-asian="9pt" style:font-weight-asian="normal" style:font-size-complex="9pt" style:font-weight-complex="normal"/>
    </style:style>
    <style:style style:name="T21" style:family="text">
      <style:text-properties fo:color="#ff0000" fo:font-size="9pt" fo:font-weight="normal" officeooo:rsid="039f0a2a" style:font-size-asian="9pt" style:font-weight-asian="normal" style:font-size-complex="9pt" style:font-weight-complex="normal"/>
    </style:style>
    <style:style style:name="T22" style:family="text">
      <style:text-properties fo:color="#ff0000" fo:font-size="9pt" fo:font-weight="normal" officeooo:rsid="03b33b04" style:font-size-asian="9pt" style:font-weight-asian="normal" style:font-size-complex="9pt" style:font-weight-complex="normal"/>
    </style:style>
    <style:style style:name="T23" style:family="text">
      <style:text-properties fo:color="#ff0000" fo:font-size="9pt" fo:font-weight="normal" officeooo:rsid="03b57d2b" style:font-size-asian="9pt" style:font-weight-asian="normal" style:font-size-complex="9pt" style:font-weight-complex="normal"/>
    </style:style>
    <style:style style:name="T24"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25" style:family="text">
      <style:text-properties fo:color="#ff0000" fo:font-size="9pt" fo:font-style="normal" fo:font-weight="bold" officeooo:rsid="0803dc56" style:font-size-asian="9pt" style:font-style-asian="normal" style:font-weight-asian="bold" style:font-size-complex="9pt" style:font-style-complex="normal" style:font-weight-complex="bold"/>
    </style:style>
    <style:style style:name="T26" style:family="text">
      <style:text-properties fo:color="#ff0000" officeooo:rsid="03d0e996"/>
    </style:style>
    <style:style style:name="T27" style:family="text">
      <style:text-properties fo:color="#ff0000" fo:font-style="italic" fo:font-weight="bold" style:font-weight-asian="bold" style:font-weight-complex="bold"/>
    </style:style>
    <style:style style:name="T28" style:family="text">
      <style:text-properties fo:color="#ff0000" officeooo:rsid="0805ef59"/>
    </style:style>
    <style:style style:name="T29" style:family="text">
      <style:text-properties fo:color="#000000"/>
    </style:style>
    <style:style style:name="T30" style:family="text">
      <style:text-properties fo:color="#000000" fo:font-size="9pt" fo:font-weight="bold" style:font-size-asian="9pt" style:font-weight-asian="bold" style:font-size-complex="9pt" style:font-weight-complex="bold"/>
    </style:style>
    <style:style style:name="T31" style:family="text">
      <style:text-properties fo:color="#000000" fo:font-size="9pt" fo:font-weight="bold" officeooo:rsid="03b33b04" style:font-size-asian="9pt" style:font-weight-asian="bold" style:font-size-complex="9pt" style:font-weight-complex="bold"/>
    </style:style>
    <style:style style:name="T32" style:family="text">
      <style:text-properties fo:color="#000000" fo:font-size="9pt" fo:font-weight="bold" officeooo:rsid="04095a33" style:font-size-asian="9pt" style:font-weight-asian="bold" style:font-size-complex="9pt" style:font-weight-complex="bold"/>
    </style:style>
    <style:style style:name="T33" style:family="text">
      <style:text-properties fo:color="#000000" fo:font-size="9pt" fo:font-weight="normal" style:font-size-asian="9pt" style:font-weight-asian="normal" style:font-size-complex="9pt" style:font-weight-complex="normal"/>
    </style:style>
    <style:style style:name="T34" style:family="text">
      <style:text-properties fo:color="#000000" fo:font-size="9pt" fo:font-weight="normal" officeooo:rsid="03b33b04" style:font-size-asian="9pt" style:font-weight-asian="normal" style:font-size-complex="9pt" style:font-weight-complex="normal"/>
    </style:style>
    <style:style style:name="T35" style:family="text">
      <style:text-properties fo:color="#000000" fo:font-size="9pt" fo:font-weight="normal" officeooo:rsid="03b4c532" style:font-size-asian="9pt" style:font-weight-asian="normal" style:font-size-complex="9pt" style:font-weight-complex="normal"/>
    </style:style>
    <style:style style:name="T36" style:family="text">
      <style:text-properties fo:color="#000000" fo:font-size="9pt" fo:font-weight="normal" officeooo:rsid="040c0b8a" style:font-size-asian="9pt" style:font-weight-asian="normal" style:font-size-complex="9pt" style:font-weight-complex="normal"/>
    </style:style>
    <style:style style:name="T37" style:family="text">
      <style:text-properties fo:color="#000000" fo:font-size="10pt" style:font-size-asian="10pt"/>
    </style:style>
    <style:style style:name="T38" style:family="text">
      <style:text-properties fo:color="#000000" fo:font-size="10pt" officeooo:rsid="037b3958" style:font-size-asian="10pt"/>
    </style:style>
    <style:style style:name="T39" style:family="text">
      <style:text-properties fo:color="#000000" fo:font-size="10pt" officeooo:rsid="03974810" style:font-size-asian="10pt" style:font-size-complex="9pt"/>
    </style:style>
    <style:style style:name="T40" style:family="text">
      <style:text-properties fo:color="#000000" fo:font-size="10pt" officeooo:rsid="03974dee" style:font-size-asian="10pt"/>
    </style:style>
    <style:style style:name="T41" style:family="text">
      <style:text-properties fo:color="#000000" fo:font-size="10pt" officeooo:rsid="03a9eefa" style:font-size-asian="10pt"/>
    </style:style>
    <style:style style:name="T42" style:family="text">
      <style:text-properties fo:color="#000000" fo:font-size="10pt" officeooo:rsid="03a7da97" style:font-size-asian="10pt"/>
    </style:style>
    <style:style style:name="T43" style:family="text">
      <style:text-properties fo:color="#000000" fo:font-size="10pt" officeooo:rsid="03cce4da" style:font-size-asian="10pt"/>
    </style:style>
    <style:style style:name="T44" style:family="text">
      <style:text-properties fo:color="#000000" fo:font-size="10pt" fo:background-color="#d4d4d4" loext:char-shading-value="0" style:font-size-asian="10pt"/>
    </style:style>
    <style:style style:name="T45" style:family="text">
      <style:text-properties fo:color="#000000" fo:font-size="10pt" fo:font-weight="normal" style:font-size-asian="10pt" style:font-weight-asian="normal" style:font-size-complex="9pt" style:font-weight-complex="normal"/>
    </style:style>
    <style:style style:name="T46" style:family="text">
      <style:text-properties fo:color="#000000" fo:font-size="10pt" fo:font-weight="normal" officeooo:rsid="03865cc7" style:font-size-asian="10pt" style:font-weight-asian="normal" style:font-size-complex="9pt" style:font-weight-complex="normal"/>
    </style:style>
    <style:style style:name="T47" style:family="text">
      <style:text-properties fo:color="#000000" fo:font-size="10pt" fo:font-weight="normal" officeooo:rsid="03974dee" style:font-size-asian="10pt" style:font-weight-asian="normal" style:font-size-complex="9pt" style:font-weight-complex="normal"/>
    </style:style>
    <style:style style:name="T48" style:family="text">
      <style:text-properties fo:color="#000000" fo:font-size="10pt" fo:font-weight="normal" officeooo:rsid="03a3bdba" style:font-size-asian="10pt" style:font-weight-asian="normal" style:font-size-complex="9pt" style:font-weight-complex="normal"/>
    </style:style>
    <style:style style:name="T49" style:family="text">
      <style:text-properties fo:color="#000000" fo:font-size="10pt" fo:font-weight="normal" officeooo:rsid="03a7d91e" style:font-size-asian="10pt" style:font-weight-asian="normal" style:font-size-complex="9pt" style:font-weight-complex="normal"/>
    </style:style>
    <style:style style:name="T50"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51"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52"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53" style:family="text">
      <style:text-properties fo:color="#000000" fo:font-size="10pt" style:text-underline-style="solid" style:text-underline-width="auto" style:text-underline-color="font-color" style:font-size-asian="10pt"/>
    </style:style>
    <style:style style:name="T54" style:family="text">
      <style:text-properties fo:color="#000000" fo:font-size="10pt" style:text-underline-style="solid" style:text-underline-width="auto" style:text-underline-color="font-color" officeooo:rsid="03974810" style:font-size-asian="10pt" style:font-size-complex="9pt"/>
    </style:style>
    <style:style style:name="T55" style:family="text">
      <style:text-properties fo:color="#000000" fo:font-size="10pt" style:text-underline-style="solid" style:text-underline-width="auto" style:text-underline-color="font-color" officeooo:rsid="03ab0c72" style:font-size-asian="10pt"/>
    </style:style>
    <style:style style:name="T56" style:family="text">
      <style:text-properties fo:color="#000000" fo:font-size="10pt" style:text-underline-style="solid" style:text-underline-width="auto" style:text-underline-color="font-color" officeooo:rsid="03a5204b" style:font-size-asian="10pt"/>
    </style:style>
    <style:style style:name="T57" style:family="text">
      <style:text-properties fo:color="#000000" fo:font-size="10pt" style:text-underline-style="solid" style:text-underline-width="auto" style:text-underline-color="font-color" officeooo:rsid="03ae3714" style:font-size-asian="10pt"/>
    </style:style>
    <style:style style:name="T58" style:family="text">
      <style:text-properties fo:color="#000000" fo:font-size="10pt" style:text-underline-style="solid" style:text-underline-width="auto" style:text-underline-color="font-color" officeooo:rsid="03cce4da" style:font-size-asian="10pt"/>
    </style:style>
    <style:style style:name="T59" style:family="text">
      <style:text-properties fo:color="#000000" style:text-underline-style="solid" style:text-underline-width="auto" style:text-underline-color="font-color"/>
    </style:style>
    <style:style style:name="T60" style:family="text">
      <style:text-properties fo:color="#000000" officeooo:rsid="03c63f1e"/>
    </style:style>
    <style:style style:name="T61" style:family="text">
      <style:text-properties fo:color="#000000" style:font-name="Courier 10 Pitch" fo:font-size="10pt" style:font-size-asian="10pt"/>
    </style:style>
    <style:style style:name="T62" style:family="text">
      <style:text-properties fo:color="#000000" style:font-name="Courier 10 Pitch" fo:font-size="10pt" style:text-underline-style="solid" style:text-underline-width="auto" style:text-underline-color="font-color" style:font-size-asian="10pt"/>
    </style:style>
    <style:style style:name="T63"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64"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5" style:family="text">
      <style:text-properties fo:color="#333333"/>
    </style:style>
    <style:style style:name="T66" style:family="text">
      <style:text-properties fo:color="#333333" officeooo:rsid="041cc407"/>
    </style:style>
    <style:style style:name="T67" style:family="text">
      <style:text-properties fo:color="#7f0055" fo:font-size="10pt" fo:font-weight="bold" style:font-size-asian="10pt" style:font-weight-asian="bold"/>
    </style:style>
    <style:style style:name="T68" style:family="text">
      <style:text-properties fo:color="#7f0055" fo:font-size="10pt" fo:font-weight="bold" style:font-size-asian="10pt" style:font-weight-asian="bold" style:font-size-complex="9pt"/>
    </style:style>
    <style:style style:name="T69" style:family="text">
      <style:text-properties fo:color="#7f0055" fo:font-size="10pt" fo:font-weight="bold" style:font-size-asian="10pt" style:font-weight-asian="bold" style:font-size-complex="9pt" style:font-weight-complex="normal"/>
    </style:style>
    <style:style style:name="T70" style:family="text">
      <style:text-properties fo:color="#7f0055" fo:font-size="10pt" fo:font-weight="bold" officeooo:rsid="03865cc7" style:font-size-asian="10pt" style:font-weight-asian="bold" style:font-size-complex="9pt" style:font-weight-complex="normal"/>
    </style:style>
    <style:style style:name="T71" style:family="text">
      <style:text-properties fo:color="#7f0055" fo:font-size="10pt" fo:font-weight="bold" officeooo:rsid="03974810" style:font-size-asian="10pt" style:font-weight-asian="bold" style:font-size-complex="9pt"/>
    </style:style>
    <style:style style:name="T72" style:family="text">
      <style:text-properties fo:color="#7f0055" fo:font-size="10pt" fo:font-weight="bold" officeooo:rsid="037b3958" style:font-size-asian="10pt" style:font-weight-asian="bold"/>
    </style:style>
    <style:style style:name="T73" style:family="text">
      <style:text-properties fo:color="#7f0055" fo:font-size="10pt" fo:font-weight="bold" officeooo:rsid="03cce4da" style:font-size-asian="10pt" style:font-weight-asian="bold"/>
    </style:style>
    <style:style style:name="T74"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75"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76"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77" style:family="text">
      <style:text-properties fo:color="#7f0055" fo:font-size="10pt" style:text-underline-style="none" fo:font-weight="bold" officeooo:rsid="03dad4da" fo:background-color="#ffffff" loext:char-shading-value="0" style:font-size-asian="10pt" style:font-weight-asian="bold"/>
    </style:style>
    <style:style style:name="T78" style:family="text">
      <style:text-properties fo:color="#7f0055" fo:font-weight="bold" style:font-weight-asian="bold"/>
    </style:style>
    <style:style style:name="T79" style:family="text">
      <style:text-properties fo:color="#7f0055" fo:font-weight="bold" officeooo:rsid="03c63f1e" style:font-weight-asian="bold"/>
    </style:style>
    <style:style style:name="T80" style:family="text">
      <style:text-properties fo:color="#7f0055" style:text-underline-style="solid" style:text-underline-width="auto" style:text-underline-color="font-color" fo:font-weight="bold" style:font-weight-asian="bold"/>
    </style:style>
    <style:style style:name="T81"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82"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83" style:family="text">
      <style:text-properties fo:color="#7f0055" style:font-name="Courier 10 Pitch" fo:font-size="10pt" fo:font-weight="bold" officeooo:rsid="03c63f1e" style:font-size-asian="10pt" style:font-weight-asian="bold" style:font-size-complex="9pt"/>
    </style:style>
    <style:style style:name="T84" style:family="text">
      <style:text-properties style:font-name="Arial"/>
    </style:style>
    <style:style style:name="T85" style:family="text">
      <style:text-properties style:font-name="Arial" fo:font-size="11pt" fo:font-weight="bold" officeooo:rsid="0302a066" style:font-size-asian="11pt" style:font-weight-asian="bold" style:font-size-complex="11pt" style:font-weight-complex="bold"/>
    </style:style>
    <style:style style:name="T86" style:family="text">
      <style:text-properties style:font-name="Arial" fo:font-size="11pt" fo:font-weight="bold" officeooo:rsid="030fde31" style:font-size-asian="11pt" style:font-weight-asian="bold" style:font-size-complex="11pt" style:font-weight-complex="bold"/>
    </style:style>
    <style:style style:name="T87" style:family="text">
      <style:text-properties style:font-name="Arial" fo:font-size="11pt" fo:font-weight="bold" officeooo:rsid="0311af04" style:font-size-asian="11pt" style:font-weight-asian="bold" style:font-size-complex="11pt" style:font-weight-complex="bold"/>
    </style:style>
    <style:style style:name="T88" style:family="text">
      <style:text-properties fo:color="#0000c0"/>
    </style:style>
    <style:style style:name="T89" style:family="text">
      <style:text-properties fo:color="#0000c0" fo:font-size="10pt" style:font-size-asian="10pt"/>
    </style:style>
    <style:style style:name="T90" style:family="text">
      <style:text-properties fo:color="#0000c0" fo:font-size="10pt" officeooo:rsid="03a49fb5" style:font-size-asian="10pt"/>
    </style:style>
    <style:style style:name="T91" style:family="text">
      <style:text-properties fo:color="#0000c0" fo:font-size="10pt" fo:font-style="italic" fo:font-weight="bold" style:font-size-asian="10pt" style:font-style-asian="italic" style:font-weight-asian="bold"/>
    </style:style>
    <style:style style:name="T92" style:family="text">
      <style:text-properties fo:color="#0000c0" fo:font-size="10pt" style:text-underline-style="solid" style:text-underline-width="auto" style:text-underline-color="font-color" style:font-size-asian="10pt"/>
    </style:style>
    <style:style style:name="T93" style:family="text">
      <style:text-properties fo:color="#0000c0" fo:font-style="italic" fo:font-weight="bold" style:font-style-asian="italic" style:font-weight-asian="bold"/>
    </style:style>
    <style:style style:name="T94" style:family="text">
      <style:text-properties fo:font-size="9pt" style:font-size-asian="9pt" style:font-size-complex="9pt"/>
    </style:style>
    <style:style style:name="T95" style:family="text">
      <style:text-properties fo:font-size="9pt" officeooo:rsid="0375a7f2" style:font-size-asian="9pt" style:font-size-complex="9pt"/>
    </style:style>
    <style:style style:name="T96" style:family="text">
      <style:text-properties fo:font-size="9pt" officeooo:rsid="0393ae7c" style:font-size-asian="9pt" style:font-size-complex="9pt"/>
    </style:style>
    <style:style style:name="T97" style:family="text">
      <style:text-properties fo:font-size="9pt" officeooo:rsid="03c63f1e" style:font-size-asian="9pt" style:font-size-complex="9pt"/>
    </style:style>
    <style:style style:name="T98" style:family="text">
      <style:text-properties fo:font-size="9pt" officeooo:rsid="03d6cd75" style:font-size-asian="9pt" style:font-size-complex="9pt"/>
    </style:style>
    <style:style style:name="T99" style:family="text">
      <style:text-properties fo:font-size="9pt" officeooo:rsid="03d81f26" style:font-size-asian="9pt" style:font-size-complex="9pt"/>
    </style:style>
    <style:style style:name="T100" style:family="text">
      <style:text-properties fo:font-size="9pt" officeooo:rsid="03d9519a" style:font-size-asian="9pt" style:font-size-complex="9pt"/>
    </style:style>
    <style:style style:name="T101" style:family="text">
      <style:text-properties fo:font-size="9pt" officeooo:rsid="03df54f8" style:font-size-asian="9pt" style:font-size-complex="9pt"/>
    </style:style>
    <style:style style:name="T102" style:family="text">
      <style:text-properties fo:font-size="9pt" officeooo:rsid="03e02aed" style:font-size-asian="9pt" style:font-size-complex="9pt"/>
    </style:style>
    <style:style style:name="T103" style:family="text">
      <style:text-properties fo:font-size="9pt" officeooo:rsid="03e59895" style:font-size-asian="9pt" style:font-size-complex="9pt"/>
    </style:style>
    <style:style style:name="T104" style:family="text">
      <style:text-properties fo:font-size="9pt" officeooo:rsid="03e7a95f" style:font-size-asian="9pt" style:font-size-complex="9pt"/>
    </style:style>
    <style:style style:name="T105" style:family="text">
      <style:text-properties fo:font-size="9pt" officeooo:rsid="03eae050" style:font-size-asian="9pt" style:font-size-complex="9pt"/>
    </style:style>
    <style:style style:name="T106" style:family="text">
      <style:text-properties fo:font-size="9pt" officeooo:rsid="03f87d3c" style:font-size-asian="9pt" style:font-size-complex="9pt"/>
    </style:style>
    <style:style style:name="T107" style:family="text">
      <style:text-properties fo:font-size="9pt" officeooo:rsid="03faa121" style:font-size-asian="9pt" style:font-size-complex="9pt"/>
    </style:style>
    <style:style style:name="T108" style:family="text">
      <style:text-properties fo:font-size="9pt" officeooo:rsid="03fc03cd" style:font-size-asian="9pt" style:font-size-complex="9pt"/>
    </style:style>
    <style:style style:name="T109" style:family="text">
      <style:text-properties fo:font-size="9pt" officeooo:rsid="040683a0" style:font-size-asian="9pt" style:font-size-complex="9pt"/>
    </style:style>
    <style:style style:name="T110" style:family="text">
      <style:text-properties fo:font-size="9pt" officeooo:rsid="0408b2f9" style:font-size-asian="9pt" style:font-size-complex="9pt"/>
    </style:style>
    <style:style style:name="T111" style:family="text">
      <style:text-properties fo:font-size="9pt" officeooo:rsid="04106f5d" style:font-size-asian="9pt" style:font-size-complex="9pt"/>
    </style:style>
    <style:style style:name="T112" style:family="text">
      <style:text-properties fo:font-size="9pt" officeooo:rsid="041cc407" style:font-size-asian="9pt" style:font-size-complex="9pt"/>
    </style:style>
    <style:style style:name="T113" style:family="text">
      <style:text-properties fo:font-size="9pt" officeooo:rsid="042aca71" style:font-size-asian="9pt" style:font-size-complex="9pt"/>
    </style:style>
    <style:style style:name="T114" style:family="text">
      <style:text-properties fo:font-size="9pt" officeooo:rsid="0430a9cc" style:font-size-asian="9pt" style:font-size-complex="9pt"/>
    </style:style>
    <style:style style:name="T115" style:family="text">
      <style:text-properties fo:font-size="9pt" officeooo:rsid="0434fd0a" style:font-size-asian="9pt" style:font-size-complex="9pt"/>
    </style:style>
    <style:style style:name="T116" style:family="text">
      <style:text-properties fo:font-size="9pt" officeooo:rsid="0436f662" style:font-size-asian="9pt" style:font-size-complex="9pt"/>
    </style:style>
    <style:style style:name="T117" style:family="text">
      <style:text-properties fo:font-size="9pt" officeooo:rsid="043a21c4"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font-size="9pt" fo:font-weight="bold" officeooo:rsid="03c63f1e" style:font-size-asian="9pt" style:font-weight-asian="bold" style:font-size-complex="9pt" style:font-weight-complex="bold"/>
    </style:style>
    <style:style style:name="T120" style:family="text">
      <style:text-properties fo:font-size="9pt" fo:font-weight="bold" officeooo:rsid="03d6cd75" style:font-size-asian="9pt" style:font-weight-asian="bold" style:font-size-complex="9pt" style:font-weight-complex="bold"/>
    </style:style>
    <style:style style:name="T121" style:family="text">
      <style:text-properties fo:font-size="9pt" fo:font-weight="bold" style:font-size-asian="9pt" style:font-size-complex="9pt"/>
    </style:style>
    <style:style style:name="T122" style:family="text">
      <style:text-properties fo:font-size="9pt" fo:font-weight="normal" style:font-size-asian="9pt" style:font-weight-asian="normal" style:font-size-complex="9pt" style:font-weight-complex="normal"/>
    </style:style>
    <style:style style:name="T123" style:family="text">
      <style:text-properties fo:font-size="9pt" fo:font-weight="normal" officeooo:rsid="0376dd78" style:font-size-asian="9pt" style:font-weight-asian="normal" style:font-size-complex="9pt" style:font-weight-complex="normal"/>
    </style:style>
    <style:style style:name="T124" style:family="text">
      <style:text-properties fo:font-size="9pt" fo:font-weight="normal" officeooo:rsid="03788378" style:font-size-asian="9pt" style:font-weight-asian="normal" style:font-size-complex="9pt" style:font-weight-complex="normal"/>
    </style:style>
    <style:style style:name="T125" style:family="text">
      <style:text-properties fo:font-size="9pt" fo:font-weight="normal" officeooo:rsid="0396a980" style:font-size-asian="9pt" style:font-weight-asian="normal" style:font-size-complex="9pt" style:font-weight-complex="normal"/>
    </style:style>
    <style:style style:name="T126" style:family="text">
      <style:text-properties fo:font-size="9pt" fo:font-weight="normal" officeooo:rsid="03b8644e" style:font-size-asian="9pt" style:font-weight-asian="normal" style:font-size-complex="9pt" style:font-weight-complex="normal"/>
    </style:style>
    <style:style style:name="T127" style:family="text">
      <style:text-properties fo:font-size="9pt" fo:font-weight="normal" officeooo:rsid="0376c93a" style:font-size-asian="9pt" style:font-weight-asian="normal" style:font-size-complex="9pt" style:font-weight-complex="normal"/>
    </style:style>
    <style:style style:name="T128" style:family="text">
      <style:text-properties fo:font-size="9pt" fo:font-weight="normal" officeooo:rsid="03bcc1c7" style:font-size-asian="9pt" style:font-weight-asian="normal" style:font-size-complex="9pt" style:font-weight-complex="normal"/>
    </style:style>
    <style:style style:name="T129" style:family="text">
      <style:text-properties fo:font-size="9pt" fo:font-weight="normal" officeooo:rsid="03ed9c4b" style:font-size-asian="9pt" style:font-weight-asian="normal" style:font-size-complex="9pt" style:font-weight-complex="normal"/>
    </style:style>
    <style:style style:name="T130" style:family="text">
      <style:text-properties fo:font-size="9pt" fo:font-style="italic" style:font-size-asian="9pt" style:font-size-complex="9pt"/>
    </style:style>
    <style:style style:name="T131" style:family="text">
      <style:text-properties fo:font-size="9pt" fo:font-style="normal" style:font-size-asian="9pt" style:font-style-asian="normal" style:font-size-complex="9pt" style:font-style-complex="normal"/>
    </style:style>
    <style:style style:name="T132" style:family="text">
      <style:text-properties fo:font-size="9pt" fo:font-style="normal" officeooo:rsid="040d50cb" style:font-size-asian="9pt" style:font-style-asian="normal" style:font-size-complex="9pt" style:font-style-complex="normal"/>
    </style:style>
    <style:style style:name="T133" style:family="text">
      <style:text-properties fo:color="#6a3e3e"/>
    </style:style>
    <style:style style:name="T134" style:family="text">
      <style:text-properties fo:color="#6a3e3e" fo:font-size="10pt" style:font-size-asian="10pt"/>
    </style:style>
    <style:style style:name="T135" style:family="text">
      <style:text-properties fo:color="#996600"/>
    </style:style>
    <style:style style:name="T136" style:family="text">
      <style:text-properties fo:color="#996600" officeooo:rsid="0373b8f4"/>
    </style:style>
    <style:style style:name="T137" style:family="text">
      <style:text-properties fo:font-weight="normal" style:font-weight-asian="normal" style:font-weight-complex="normal"/>
    </style:style>
    <style:style style:name="T138" style:family="text">
      <style:text-properties fo:font-weight="normal" officeooo:rsid="03c92e07" style:font-weight-asian="normal" style:font-weight-complex="normal"/>
    </style:style>
    <style:style style:name="T139" style:family="text">
      <style:text-properties fo:font-weight="normal" officeooo:rsid="03caa9bf" style:font-weight-asian="normal" style:font-weight-complex="normal"/>
    </style:style>
    <style:style style:name="T140" style:family="text">
      <style:text-properties style:font-name="Courier 10 Pitch" fo:font-size="10pt" style:font-size-asian="10pt" style:font-size-complex="10pt"/>
    </style:style>
    <style:style style:name="T141" style:family="text">
      <style:text-properties style:font-name="Courier 10 Pitch" fo:font-size="10pt" officeooo:rsid="0740e124" style:font-size-asian="10pt" style:font-size-complex="10pt"/>
    </style:style>
    <style:style style:name="T142" style:family="text">
      <style:text-properties style:font-name="Courier 10 Pitch" fo:font-size="10pt" fo:font-weight="normal" style:font-size-asian="10pt" style:font-weight-asian="normal" style:font-size-complex="10pt" style:font-weight-complex="normal"/>
    </style:style>
    <style:style style:name="T143" style:family="text">
      <style:text-properties style:font-name="Courier 10 Pitch" fo:font-size="10pt" fo:font-weight="normal" officeooo:rsid="03b8644e" style:font-size-asian="10pt" style:font-weight-asian="normal" style:font-size-complex="10pt" style:font-weight-complex="normal"/>
    </style:style>
    <style:style style:name="T144" style:family="text">
      <style:text-properties style:font-name="Courier 10 Pitch" fo:font-size="10pt" fo:font-weight="normal" officeooo:rsid="03b97463" style:font-size-asian="10pt" style:font-weight-asian="normal" style:font-size-complex="10pt" style:font-weight-complex="normal"/>
    </style:style>
    <style:style style:name="T145" style:family="text">
      <style:text-properties officeooo:rsid="039b020a"/>
    </style:style>
    <style:style style:name="T146" style:family="text">
      <style:text-properties fo:color="#222222" style:font-name="Verdana"/>
    </style:style>
    <style:style style:name="T147" style:family="text">
      <style:text-properties officeooo:rsid="03a02075"/>
    </style:style>
    <style:style style:name="T148" style:family="text">
      <style:text-properties officeooo:rsid="03c83e0d"/>
    </style:style>
    <style:style style:name="T149" style:family="text">
      <style:text-properties fo:color="#3f7f5f"/>
    </style:style>
    <style:style style:name="T150" style:family="text">
      <style:text-properties fo:color="#3f7f5f" fo:font-size="10pt" style:font-size-asian="10pt"/>
    </style:style>
    <style:style style:name="T151" style:family="text">
      <style:text-properties fo:color="#3f7f5f" fo:font-size="10pt" style:text-underline-style="solid" style:text-underline-width="auto" style:text-underline-color="font-color" style:font-size-asian="10pt"/>
    </style:style>
    <style:style style:name="T152" style:family="text">
      <style:text-properties fo:color="#3f7f5f" style:text-underline-style="solid" style:text-underline-width="auto" style:text-underline-color="font-color"/>
    </style:style>
    <style:style style:name="T153" style:family="text">
      <style:text-properties officeooo:rsid="03cce4da"/>
    </style:style>
    <style:style style:name="T154" style:family="text">
      <style:text-properties officeooo:rsid="03d3b5bd"/>
    </style:style>
    <style:style style:name="T155" style:family="text">
      <style:text-properties officeooo:rsid="03e23955"/>
    </style:style>
    <style:style style:name="T156" style:family="text">
      <style:text-properties officeooo:rsid="03e3a41c"/>
    </style:style>
    <style:style style:name="T157" style:family="text">
      <style:text-properties style:font-name="Courier New1" fo:font-size="9pt" style:font-size-asian="9pt" style:font-size-complex="9pt"/>
    </style:style>
    <style:style style:name="T158" style:family="text">
      <style:text-properties fo:font-style="italic" officeooo:rsid="041cc407"/>
    </style:style>
    <style:style style:name="T159" style:family="text">
      <style:text-properties officeooo:rsid="041cc407"/>
    </style:style>
    <style:style style:name="T160" style:family="text">
      <style:text-properties style:font-name="courier new" fo:font-size="9pt" officeooo:rsid="041cc407" style:font-size-asian="9pt" style:font-size-complex="9pt"/>
    </style:style>
    <style:style style:name="T161" style:family="text">
      <style:text-properties style:font-name="courier new" fo:font-size="9pt" officeooo:rsid="0436f662" style:font-size-asian="9pt" style:font-size-complex="9pt"/>
    </style:style>
    <style:style style:name="T162" style:family="text">
      <style:text-properties style:font-name="courier new" officeooo:rsid="041cc407"/>
    </style:style>
    <style:style style:name="T163" style:family="text">
      <style:text-properties fo:color="#008800"/>
    </style:style>
    <style:style style:name="T164" style:family="text">
      <style:text-properties fo:color="#008800" fo:font-weight="bold"/>
    </style:style>
    <style:style style:name="T165" style:family="text">
      <style:text-properties fo:color="#008800" fo:font-weight="bold" officeooo:rsid="041cc407"/>
    </style:style>
    <style:style style:name="T166" style:family="text">
      <style:text-properties fo:color="#bb0066" fo:font-weight="bold"/>
    </style:style>
    <style:style style:name="T167" style:family="text">
      <style:text-properties fo:color="#bb0066" fo:font-weight="bold" officeooo:rsid="041cc407"/>
    </style:style>
    <style:style style:name="T168" style:family="text">
      <style:text-properties fo:color="#333399" fo:font-weight="bold"/>
    </style:style>
    <style:style style:name="T169" style:family="text">
      <style:text-properties fo:color="#0066bb" fo:font-weight="bold"/>
    </style:style>
    <style:style style:name="T170" style:family="text">
      <style:text-properties fo:color="#0000c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78709974585477647" text:style-name="L1">
        <text:list-item>
          <text:p text:style-name="P1"><text:span text:style-name="T85">I</text:span><text:span text:style-name="T86">mportant Object Oriented Design </text:span><text:span text:style-name="T87">P</text:span><text:span text:style-name="T86">rinciples:</text:span></text:p>
          <text:p text:style-name="P37"><text:span text:style-name="T6">Bottom line is, always strive for highly cohesive and loosely couple solution, code or design.</text:span><text:span text:style-name="T84"> </text:span></text:p>
          <text:p text:style-name="P2"><text:span text:style-name="Strong_20_Emphasis"><text:span text:style-name="T123">There are </text:span></text:span><text:span text:style-name="Strong_20_Emphasis"><text:span text:style-name="T124">some</text:span></text:span><text:span text:style-name="Strong_20_Emphasis"><text:span text:style-name="T123"> principles </text:span></text:span><text:span text:style-name="Strong_20_Emphasis"><text:span text:style-name="T124">which help us </text:span></text:span><text:span text:style-name="Strong_20_Emphasis"><text:span text:style-name="T123">to achieve this high cohesiveness and loose coupling </text:span></text:span><text:span text:style-name="Strong_20_Emphasis"><text:span text:style-name="T129">which are called Object Oriented Design Principles.</text:span></text:span></text:p>
          <text:p text:style-name="P3"><text:span text:style-name="Strong_20_Emphasis"><text:span text:style-name="T11">Some of the important Object Oriented Design Principles:</text:span></text:span></text:p>
        </text:list-item>
      </text:list>
      <text:list xml:id="list8186097228941577423" text:style-name="L2">
        <text:list-item>
          <text:p text:style-name="P22"><text:span text:style-name="Strong_20_Emphasis"><text:span text:style-name="T11">SOLID,</text:span></text:span></text:p>
        </text:list-item>
        <text:list-item>
          <text:p text:style-name="P22"><text:span text:style-name="Strong_20_Emphasis"><text:span text:style-name="T11">DRY,</text:span></text:span></text:p>
        </text:list-item>
        <text:list-item>
          <text:p text:style-name="P22"><text:span text:style-name="Strong_20_Emphasis"><text:span text:style-name="T11">Encapsulate What Changes,</text:span></text:span></text:p>
        </text:list-item>
        <text:list-item>
          <text:p text:style-name="P22"><text:span text:style-name="Strong_20_Emphasis"><text:span text:style-name="T11">Favour Composition over Inheritance,</text:span></text:span></text:p>
        </text:list-item>
        <text:list-item>
          <text:p text:style-name="P22"><text:span text:style-name="Strong_20_Emphasis"><text:span text:style-name="T11">Programming for Interface not implementation,</text:span></text:span></text:p>
        </text:list-item>
        <text:list-item>
          <text:p text:style-name="P22"><text:span text:style-name="Strong_20_Emphasis"><text:span text:style-name="T11">Delegation Principle, etc.</text:span></text:span></text:p>
        </text:list-item>
      </text:list>
      <text:list xml:id="list13727997913581" text:continue-list="list4878709974585477647" text:style-name="L1">
        <text:list-header>
          <text:p text:style-name="P2"><text:span text:style-name="Strong_20_Emphasis"><text:span text:style-name="T123"/></text:span></text:p>
          <text:p text:style-name="P2"><text:span text:style-name="Strong_20_Emphasis"><text:span text:style-name="T123">S</text:span></text:span><text:span text:style-name="Strong_20_Emphasis"><text:span text:style-name="T122">.O.L.I.D</text:span></text:span><text:span text:style-name="T94"> is an acronym for the </text:span><text:span text:style-name="Strong_20_Emphasis"><text:span text:style-name="T94">first five object-oriented design(OOD) principles</text:span></text:span><text:span text:style-name="T94"> by Robert C. Martin. S.O.L.I.D stands for:</text:span></text:p>
          <text:p text:style-name="P4"><text:span text:style-name="T118">Single-responsiblity principle: </text:span><text:span text:style-name="T94">A </text:span><text:a xlink:type="simple" xlink:href="https://en.wikipedia.org/wiki/Class_%28computer_science%29" text:style-name="Internet_20_link" text:visited-style-name="Visited_20_Internet_20_Link"><text:span text:style-name="T94">class</text:span></text:a><text:span text:style-name="T94"> should have only a single responsibility (i.e. only one potential change in the software's specification should be able to affect the specification of the class). </text:span><text:span text:style-name="T105">See the following link:</text:span></text:p>
          <text:p text:style-name="P38"><text:a xlink:type="simple" xlink:href="http://www.javabrahman.com/programming-principles/single-responsibility-principle-with-example-in-java/" text:style-name="Internet_20_link" text:visited-style-name="Visited_20_Internet_20_Link"><text:span text:style-name="T94">http://www.javabrahman.com/programming-principles/single-responsibility-principle-with-example-in-java/</text:span></text:a></text:p>
          <text:p text:style-name="P39"/>
          <text:p text:style-name="P5"><text:span text:style-name="T118">Open-closed principle: </text:span><text:span text:style-name="T94">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94">source code</text:span></text:a><text:span text:style-name="T94">. </text:span><text:span text:style-name="T7">In other words, </text:span><text:span text:style-name="T8">close your application for modification by </text:span><text:span text:style-name="T7">opening it up for extension.</text:span></text:p>
          <text:p text:style-name="P40">Let’s say that we’ve got a Rectangle class.</text:p>
          <text:p text:style-name="P93"><text:span text:style-name="T68">class</text:span><text:span text:style-name="T37"> Rectangle {</text:span></text:p>
          <text:p text:style-name="P93"><text:span text:style-name="T37"><text:tab/></text:span><text:span text:style-name="T67">public</text:span><text:span text:style-name="T37"> </text:span><text:span text:style-name="T67">double</text:span><text:span text:style-name="T37"> </text:span><text:span text:style-name="T89">Width</text:span><text:span text:style-name="T37">;</text:span></text:p>
          <text:p text:style-name="P93"><text:span text:style-name="T37"><text:tab/></text:span><text:span text:style-name="T67">public</text:span><text:span text:style-name="T37"> </text:span><text:span text:style-name="T67">double</text:span><text:span text:style-name="T37"> </text:span><text:span text:style-name="T89">Height</text:span><text:span text:style-name="T37">;</text:span></text:p>
          <text:p text:style-name="P115">}</text:p>
          <text:p text:style-name="P146"><text:span text:style-name="T94">Now our customer, Aldford wants us to build an application that can calculate </text:span><text:span text:style-name="T118">the total area of a collection of rectangles</text:span><text:span text:style-name="T94">.</text:span></text:p>
          <text:p text:style-name="P94"><text:span text:style-name="T72">class</text:span><text:span text:style-name="T38"> AreaCalculator {</text:span></text:p>
          <text:p text:style-name="P95"><text:span text:style-name="T37"><text:s text:c="4"/></text:span><text:span text:style-name="T67">public</text:span><text:span text:style-name="T37"> </text:span><text:span text:style-name="T67">double</text:span><text:span text:style-name="T37"> Area(Rectangle[] </text:span><text:span text:style-name="T134">shapes</text:span><text:span text:style-name="T37">) {</text:span></text:p>
          <text:p text:style-name="P96"><text:span text:style-name="T37"><text:s text:c="8"/></text:span><text:span text:style-name="T67">double</text:span><text:span text:style-name="T37"> </text:span><text:span text:style-name="T134">area</text:span><text:span text:style-name="T37"> = 0;</text:span></text:p>
          <text:p text:style-name="P96"><text:span text:style-name="T37"><text:s text:c="8"/></text:span><text:span text:style-name="T67">for</text:span><text:span text:style-name="T37"> (Rectangle </text:span><text:span text:style-name="T134">shape</text:span><text:span text:style-name="T37"> : </text:span><text:span text:style-name="T134">shapes</text:span><text:span text:style-name="T37">) {</text:span></text:p>
          <text:p text:style-name="P96"><text:span text:style-name="T37"><text:s text:c="12"/></text:span><text:span text:style-name="T134">area</text:span><text:span text:style-name="T37"> += </text:span><text:span text:style-name="T134">shape</text:span><text:span text:style-name="T37">.</text:span><text:span text:style-name="T89">Width</text:span><text:span text:style-name="T37">*</text:span><text:span text:style-name="T134">shape</text:span><text:span text:style-name="T37">.</text:span><text:span text:style-name="T89">Height</text:span><text:span text:style-name="T37">;</text:span></text:p>
          <text:p text:style-name="P116"><text:s text:c="8"/>}</text:p>
          <text:p text:style-name="P96"><text:span text:style-name="T37"><text:s text:c="8"/></text:span><text:span text:style-name="T67">return</text:span><text:span text:style-name="T37"> </text:span><text:span text:style-name="T134">area</text:span><text:span text:style-name="T37">;</text:span></text:p>
          <text:p text:style-name="P116"><text:s text:c="4"/>}</text:p>
          <text:p text:style-name="P117">}</text:p>
          <text:p text:style-name="P41">We present our solution, the AreaCalculator class to Aldford and he signs us his praise. But he also wonders if we couldn’t extend it so that it could calculate the area of not only rectangles but of circles as well.</text:p>
          <text:p text:style-name="P42">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97"><text:span text:style-name="T67">class</text:span><text:span text:style-name="T37"> Circle {</text:span></text:p>
          <text:p text:style-name="P97"><text:span text:style-name="T37"><text:tab/></text:span><text:span text:style-name="T67">public</text:span><text:span text:style-name="T37"> </text:span><text:span text:style-name="T67">double</text:span><text:span text:style-name="T37"> </text:span><text:span text:style-name="T89">Radius</text:span><text:span text:style-name="T37">;</text:span></text:p>
          <text:p text:style-name="P118">}</text:p>
          <text:p text:style-name="P98"><text:span text:style-name="T67">class</text:span><text:span text:style-name="T37"> AreaCalculator {</text:span></text:p>
          <text:p text:style-name="P98"><text:span text:style-name="T37"><text:tab/></text:span><text:span text:style-name="T67">public</text:span><text:span text:style-name="T37"> </text:span><text:span text:style-name="T67">double</text:span><text:span text:style-name="T37"> Area(Object[] </text:span><text:span text:style-name="T134">shapes</text:span><text:span text:style-name="T37">) {</text:span></text:p>
          <text:p text:style-name="P98"><text:span text:style-name="T37"><text:tab/><text:tab/></text:span><text:span text:style-name="T67">double</text:span><text:span text:style-name="T37"> </text:span><text:span text:style-name="T134">area</text:span><text:span text:style-name="T37"> = 0;</text:span></text:p>
          <text:p text:style-name="P98"><text:span text:style-name="T37"><text:tab/><text:tab/></text:span><text:span text:style-name="T67">for</text:span><text:span text:style-name="T37"> (Object </text:span><text:span text:style-name="T134">shape</text:span><text:span text:style-name="T37"> : </text:span><text:span text:style-name="T134">shapes</text:span><text:span text:style-name="T37">) {</text:span></text:p>
          <text:p text:style-name="P98"><text:soft-page-break/><text:span text:style-name="T37"><text:tab/><text:tab/><text:tab/></text:span><text:span text:style-name="T67">if</text:span><text:span text:style-name="T37"> (</text:span><text:span text:style-name="T134">shape</text:span><text:span text:style-name="T37"> </text:span><text:span text:style-name="T67">instanceof</text:span><text:span text:style-name="T37"> Rectangle) {</text:span></text:p>
          <text:p text:style-name="P98"><text:span text:style-name="T37"><text:tab/><text:tab/><text:tab/><text:tab/>Rectangle </text:span><text:span text:style-name="T134">rectangle</text:span><text:span text:style-name="T37"> = (Rectangle) </text:span><text:span text:style-name="T134">shape</text:span><text:span text:style-name="T37">;</text:span></text:p>
          <text:p text:style-name="P98"><text:span text:style-name="T37"><text:tab/><text:tab/><text:tab/><text:tab/></text:span><text:span text:style-name="T134">area</text:span><text:span text:style-name="T37"> += </text:span><text:span text:style-name="T134">rectangle</text:span><text:span text:style-name="T37">.</text:span><text:span text:style-name="T89">Width</text:span><text:span text:style-name="T37">*</text:span><text:span text:style-name="T134">rectangle</text:span><text:span text:style-name="T37">.</text:span><text:span text:style-name="T89">Height</text:span><text:span text:style-name="T37">;</text:span></text:p>
          <text:p text:style-name="P98"><text:span text:style-name="T37"><text:tab/><text:tab/><text:tab/>} </text:span><text:span text:style-name="T67">else</text:span><text:span text:style-name="T37"> {</text:span></text:p>
          <text:p text:style-name="P98"><text:span text:style-name="T37"><text:tab/><text:tab/><text:tab/><text:tab/>Circle </text:span><text:span text:style-name="T134">circle</text:span><text:span text:style-name="T37"> = (Circle)</text:span><text:span text:style-name="T134">shape</text:span><text:span text:style-name="T37">;</text:span></text:p>
          <text:p text:style-name="P98"><text:span text:style-name="T37"><text:tab/><text:tab/><text:tab/><text:tab/></text:span><text:span text:style-name="T134">area</text:span><text:span text:style-name="T37"> += </text:span><text:span text:style-name="T134">circle</text:span><text:span text:style-name="T37">.</text:span><text:span text:style-name="T89">Radius</text:span><text:span text:style-name="T37"> * </text:span><text:span text:style-name="T134">circle</text:span><text:span text:style-name="T37">.</text:span><text:span text:style-name="T89">Radius</text:span><text:span text:style-name="T37"> * Math.</text:span><text:span text:style-name="T91">PI</text:span><text:span text:style-name="T37">;</text:span></text:p>
          <text:p text:style-name="P119"><text:tab/><text:tab/><text:tab/>}</text:p>
          <text:p text:style-name="P119"><text:tab/><text:tab/>}</text:p>
          <text:p text:style-name="P98"><text:span text:style-name="T37"><text:tab/><text:tab/></text:span><text:span text:style-name="T67">return</text:span><text:span text:style-name="T37"> </text:span><text:span text:style-name="T134">area</text:span><text:span text:style-name="T37">;</text:span></text:p>
          <text:p text:style-name="P119"><text:tab/>}</text:p>
          <text:p text:style-name="P120">}</text:p>
          <text:p text:style-name="P6"><text:span text:style-name="T122">The solution works and Aldford is happy. </text:span><text:span text:style-name="T94">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94">closed for modification</text:span></text:span><text:span text:style-name="T94"> as we need to change it in order to extend it. Or in other words: it isn’t </text:span><text:span text:style-name="Strong_20_Emphasis"><text:span text:style-name="T94">open for extension</text:span></text:span><text:span text:style-name="T94">.</text:span></text:p>
          <text:p text:style-name="P147">In a real world scenario where the code base is ten, a hundred or a thousand times larger and modifying the class means redeploying it’s assembly/package to five different servers that can be a pretty big problem.</text:p>
          <text:p text:style-name="P73">A solution that abides with the open-closed principle:</text:p>
          <text:p text:style-name="P82">One way of solving this puzzle would be to create a base class for both rectangles and circles as well as any other shapes that Aldford can think of which defines an abstract method for calculating it’s area.</text:p>
          <text:p text:style-name="P99"><text:span text:style-name="T70">public</text:span><text:span text:style-name="T46"> </text:span><text:span text:style-name="T70">abstract</text:span><text:span text:style-name="T46"> </text:span><text:span text:style-name="T70">class</text:span><text:span text:style-name="T46"> </text:span><text:span text:style-name="T51">Shape</text:span><text:span text:style-name="T46"> {</text:span></text:p>
          <text:p text:style-name="P99"><text:span text:style-name="T37"><text:s text:c="4"/></text:span><text:span text:style-name="T67">public</text:span><text:span text:style-name="T37"> </text:span><text:span text:style-name="T67">abstract</text:span><text:span text:style-name="T37"> </text:span><text:span text:style-name="T67">double</text:span><text:span text:style-name="T37"> Area();</text:span></text:p>
          <text:p text:style-name="P135">}</text:p>
          <text:p text:style-name="P140"/>
          <text:p text:style-name="P141">Inheriting from Shape the Rectangle and Circle classes now looks like this:</text:p>
          <text:p text:style-name="P111"><text:span text:style-name="T78">public</text:span><text:span text:style-name="T29"> </text:span><text:span text:style-name="T78">class</text:span><text:span text:style-name="T29"> </text:span><text:span text:style-name="T59">Rectang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Width</text:span><text:span text:style-name="T29">;</text:span></text:p>
          <text:p text:style-name="P111"><text:span text:style-name="T29"><text:s text:c="4"/></text:span><text:span text:style-name="T78">public</text:span><text:span text:style-name="T29"> </text:span><text:span text:style-name="T78">double</text:span><text:span text:style-name="T29"> </text:span><text:span text:style-name="T88">Height</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Width</text:span><text:span text:style-name="T29">*</text:span><text:span text:style-name="T88">Height</text:span><text:span text:style-name="T29">;</text:span></text:p>
          <text:p text:style-name="P130"><text:s text:c="4"/>}</text:p>
          <text:p text:style-name="P130">}</text:p>
          <text:p text:style-name="P111"><text:span text:style-name="T78">public</text:span><text:span text:style-name="T29"> </text:span><text:span text:style-name="T78">class</text:span><text:span text:style-name="T29"> </text:span><text:span text:style-name="T59">Circ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Radius</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Radius</text:span><text:span text:style-name="T29">*</text:span><text:span text:style-name="T88">Radius</text:span><text:span text:style-name="T29">*Math.</text:span><text:span text:style-name="T93">PI</text:span><text:span text:style-name="T29">;</text:span></text:p>
          <text:p text:style-name="P130"><text:s text:c="4"/>}</text:p>
          <text:p text:style-name="P130">}</text:p>
          <text:p text:style-name="P43"/>
          <text:p text:style-name="P43">As we’ve moved the responsibility of actually calculating the area away from AreaCalculator’s Area method it is now much simpler and robust as it can handle any type of Shape that we throw at it.</text:p>
          <text:p text:style-name="P112"><text:span text:style-name="T78">public</text:span><text:span text:style-name="T29"> </text:span><text:span text:style-name="T80">double</text:span><text:span text:style-name="T29"> Area(Shape[</text:span><text:span text:style-name="T59">]</text:span><text:span text:style-name="T29"> shapes</text:span><text:span text:style-name="T59">)</text:span><text:span text:style-name="T29"> {</text:span></text:p>
          <text:p text:style-name="P112"><text:span text:style-name="T29"><text:s text:c="4"/></text:span><text:span text:style-name="T78">double</text:span><text:span text:style-name="T29"> area = 0;</text:span></text:p>
          <text:p text:style-name="P112"><text:span text:style-name="T29"><text:s text:c="4"/></text:span><text:span text:style-name="T80">for</text:span><text:span text:style-name="T29"> (Shape shape </text:span><text:span text:style-name="T59">: shapes</text:span><text:span text:style-name="T29">) {</text:span></text:p>
          <text:p text:style-name="P131"><text:s text:c="8"/>area += shape.Area();</text:p>
          <text:p text:style-name="P131"><text:s text:c="4"/>}</text:p>
          <text:p text:style-name="P112"><text:span text:style-name="T29"><text:s text:c="4"/></text:span><text:span text:style-name="T80">return</text:span><text:span text:style-name="T29"> area;</text:span></text:p>
          <text:p text:style-name="P131">}</text:p>
          <text:p text:style-name="P150">In other words we’ve closed it for modification by opening it up for extension.</text:p>
          <text:p text:style-name="P74">When should we apply the open-closed principle?</text:p>
          <text:p text:style-name="P56">I’d say that it all depends on context. If we had very strong suspicions that Aldford would ask us to support other shapes later on we could probably have prepared for that from the get-go. However, <text:soft-page-break/>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44">Once the requirements do change though it’s quite likely that they will change in a similar way again later on. That is, if Aldford asks us to support another type of shape it’s quite likely that he soon will ask for support for a third type of shape.</text:p>
          <text:p text:style-name="P148">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7"><text:span text:style-name="T118">Liskov substitution principle: </text:span><text:span text:style-name="T95">O</text:span><text:span text:style-name="T94">bjects in a program should be replaceable with instances of their subtypes without altering the correct</text:span><text:span text:style-name="T122">ness of that program. </text:span><text:span text:style-name="T125">I</text:span><text:span text:style-name="Strong_20_Emphasis"><text:span text:style-name="T122">t means that </text:span></text:span><text:span text:style-name="Strong_20_Emphasis"><text:span text:style-name="T18">we must make sure that new derived classes are extending the base classes without changing their behavior.</text:span></text:span><text:span text:style-name="Strong_20_Emphasis"><text:span text:style-name="T122"> </text:span></text:span><text:span text:style-name="T96">Let us understand this using the following example:</text:span></text:p>
          <text:p text:style-name="P57">As between square and rectangle there is a “is a” relationship means square is a rectangle so we can convert this to code as follows:</text:p>
          <text:p text:style-name="P100"><text:span text:style-name="T71">public</text:span><text:span text:style-name="T39"> </text:span><text:span text:style-name="T71">class</text:span><text:span text:style-name="T39"> </text:span><text:span text:style-name="T54">Rectangle</text:span><text:span text:style-name="T39"> {</text:span></text:p>
          <text:p text:style-name="P100"><text:span text:style-name="T37"><text:s text:c="4"/></text:span><text:span text:style-name="T67">protected</text:span><text:span text:style-name="T37"> </text:span><text:span text:style-name="T67">int</text:span><text:span text:style-name="T37"> </text:span><text:span text:style-name="T89">width</text:span><text:span text:style-name="T37">;</text:span></text:p>
          <text:p text:style-name="P100"><text:span text:style-name="T37"><text:s text:c="4"/></text:span><text:span text:style-name="T67">protected</text:span><text:span text:style-name="T37"> </text:span><text:span text:style-name="T67">int</text:span><text:span text:style-name="T37"> </text:span><text:span text:style-name="T89">height</text:span><text:span text:style-name="T37">;</text:span></text:p>
          <text:p text:style-name="P100"><text:span text:style-name="T37"><text:s text:c="4"/></text:span><text:span text:style-name="T67">public</text:span><text:span text:style-name="T37"> </text:span><text:span text:style-name="T67">int</text:span><text:span text:style-name="T37"> getwidth() {</text:span></text:p>
          <text:p text:style-name="P100"><text:span text:style-name="T37"><text:tab/><text:tab/></text:span><text:span text:style-name="T67">return</text:span><text:span text:style-name="T37"> </text:span><text:span text:style-name="T89">width</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0"><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height() {</text:span></text:p>
          <text:p text:style-name="P100"><text:span text:style-name="T37"><text:tab/><text:tab/></text:span><text:span text:style-name="T67">return</text:span><text:span text:style-name="T37"> </text:span><text:span text:style-name="T89">height</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0"><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Area() {</text:span></text:p>
          <text:p text:style-name="P100"><text:span text:style-name="T37"><text:s text:c="8"/></text:span><text:span text:style-name="T67">return</text:span><text:span text:style-name="T37"> </text:span><text:span text:style-name="T89">width</text:span><text:span text:style-name="T37"> * </text:span><text:span text:style-name="T89">height</text:span><text:span text:style-name="T37">;</text:span></text:p>
          <text:p text:style-name="P121"><text:s text:c="4"/>}</text:p>
          <text:p text:style-name="P121">}</text:p>
          <text:p text:style-name="P100"><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Rectangle {</text:span></text:p>
          <text:p text:style-name="P100"><text:span text:style-name="T37"><text:s text:c="4"/></text:span><text:span text:style-name="T67">public</text:span><text:span text:style-name="T37"> </text:span><text:span text:style-name="T67">void</text:span><text:span text:style-name="T37"> </text:span><text:span text:style-name="T40">s</text:span><text:span text:style-name="T37">etWidth(</text:span><text:span text:style-name="T67">int</text:span><text:span text:style-name="T37"> </text:span><text:span text:style-name="T134">width</text:span><text:span text:style-name="T37">) {</text:span></text:p>
          <text:p text:style-name="P100"><text:span text:style-name="T37"><text:s text:c="8"/></text:span><text:span text:style-name="T67">this</text:span><text:span text:style-name="T37">.</text:span><text:span text:style-name="T89">width</text:span><text:span text:style-name="T37"> = </text:span><text:span text:style-name="T134">width</text:span><text:span text:style-name="T37">;</text:span></text:p>
          <text:p text:style-name="P101"><text:span text:style-name="T37"><text:s text:c="8"/></text:span><text:span text:style-name="T67">this</text:span><text:span text:style-name="T37">.</text:span><text:span text:style-name="T89">height</text:span><text:span text:style-name="T37"> = </text:span><text:span text:style-name="T134">width</text:span><text:span text:style-name="T37">;</text:span></text:p>
          <text:p text:style-name="P121"><text:s text:c="4"/>}</text:p>
          <text:p text:style-name="P100"><text:span text:style-name="T37"><text:s text:c="4"/></text:span><text:span text:style-name="T67">public</text:span><text:span text:style-name="T37"> </text:span><text:span text:style-name="T67">void</text:span><text:span text:style-name="T37"> </text:span><text:span text:style-name="T40">s</text:span><text:span text:style-name="T37">etHeight(</text:span><text:span text:style-name="T67">int</text:span><text:span text:style-name="T37"> </text:span><text:span text:style-name="T134">height</text:span><text:span text:style-name="T37">) {</text:span></text:p>
          <text:p text:style-name="P100"><text:span text:style-name="T37"><text:s text:c="8"/></text:span><text:span text:style-name="T67">this</text:span><text:span text:style-name="T37">.</text:span><text:span text:style-name="T89">height</text:span><text:span text:style-name="T37"> = </text:span><text:span text:style-name="T134">height</text:span><text:span text:style-name="T37">;</text:span></text:p>
          <text:p text:style-name="P101"><text:span text:style-name="T37"><text:s text:c="8"/></text:span><text:span text:style-name="T67">this</text:span><text:span text:style-name="T37">.</text:span><text:span text:style-name="T89">width</text:span><text:span text:style-name="T37"> = </text:span><text:span text:style-name="T134">height</text:span><text:span text:style-name="T37">;</text:span></text:p>
          <text:p text:style-name="P121"><text:s text:c="4"/>}</text:p>
          <text:p text:style-name="P121">}</text:p>
          <text:p text:style-name="P83"/>
          <text:p text:style-name="P83">Now if we calculate the area of the rectangle using the following method</text:p>
          <text:p text:style-name="P102"><text:span text:style-name="T75">public</text:span><text:span text:style-name="T52"> </text:span><text:span text:style-name="T75">void</text:span><text:span text:style-name="T52"> AreaOfRectangle()</text:span><text:span text:style-name="T47"> {</text:span></text:p>
          <text:p text:style-name="P102"><text:span text:style-name="T37"><text:tab/>Rectangle r = RectangleFactory.</text:span><text:span text:style-name="T41">getRectangle</text:span><text:span text:style-name="T37">()</text:span><text:span text:style-name="T53">;</text:span></text:p>
          <text:p text:style-name="P102"><text:span text:style-name="T37"><text:tab/>r.setWidth(7)</text:span><text:span text:style-name="T53">;</text:span></text:p>
          <text:p text:style-name="P102"><text:span text:style-name="T37"><text:tab/>r.setHeight(3)</text:span><text:span text:style-name="T53">;</text:span></text:p>
          <text:p text:style-name="P122"><text:tab/>r.getArea();</text:p>
          <text:p text:style-name="P136">}</text:p>
          <text:p text:style-name="P84"><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103"><text:span text:style-name="T69">public</text:span><text:span text:style-name="T45"> </text:span><text:span text:style-name="T74">class</text:span><text:span text:style-name="T45"> </text:span><text:span text:style-name="T50">RectangleFactory</text:span><text:span text:style-name="T45">() </text:span><text:span text:style-name="T50">{</text:span></text:p>
          <text:p text:style-name="P103"><text:span text:style-name="T37"><text:tab/></text:span><text:span text:style-name="T67">public</text:span><text:span text:style-name="T37"> </text:span><text:span text:style-name="T67">static</text:span><text:span text:style-name="T37"> </text:span><text:span text:style-name="T53">Rectangle</text:span><text:span text:style-name="T37"> </text:span><text:span text:style-name="T89">getRectangle</text:span><text:span text:style-name="T37">(</text:span><text:span text:style-name="T53">)</text:span><text:span text:style-name="T37"> {</text:span></text:p>
          <text:p text:style-name="P103"><text:span text:style-name="T37"><text:tab/><text:tab/></text:span><text:span text:style-name="T67">return</text:span><text:span text:style-name="T37"> </text:span><text:span text:style-name="T67">new</text:span><text:span text:style-name="T37"> </text:span><text:span text:style-name="T55">Square</text:span><text:span text:style-name="T37">();</text:span></text:p>
          <text:p text:style-name="P123"><text:tab/>}</text:p>
          <text:p text:style-name="P138">}</text:p>
          <text:p text:style-name="P85">Did you see the result? Yes its <text:span text:style-name="T1">9</text:span><text:span text:style-name="T145">.</text:span></text:p>
          <text:p text:style-name="P85">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145">jar</text:span> or from any service where you have no idea what type of rectangle object will be return.</text:p>
          <text:p text:style-name="P86"/>
          <text:p text:style-name="P8"><text:span text:style-name="T122">So Whats wrong there ? Remember as i said earlier: </text:span><text:span text:style-name="Strong_20_Emphasis"><text:span text:style-name="T94">"we must make sure that new derived classes are extending the base classes without changing their behavior" </text:span></text:span><text:span text:style-name="Strong_20_Emphasis"><text:span text:style-name="T19">but we have change the behaviour of setter methods </text:span></text:span><text:span text:style-name="Strong_20_Emphasis"><text:span text:style-name="T20">(setWidth and setHeight) </text:span></text:span><text:span text:style-name="Strong_20_Emphasis"><text:span text:style-name="T19">in </text:span></text:span><text:span text:style-name="Strong_20_Emphasis"><text:span text:style-name="T20">the</text:span></text:span><text:span text:style-name="Strong_20_Emphasis"><text:span text:style-name="T19"> rectangle class </text:span></text:span><text:span text:style-name="Strong_20_Emphasis"><text:span text:style-name="T20">and that is the cause of the problem. So violation of Liskov substitution principle occurs </text:span></text:span><text:span text:style-name="Strong_20_Emphasis"><text:span text:style-name="T21">here</text:span></text:span><text:span text:style-name="Strong_20_Emphasis"><text:span text:style-name="T20">.</text:span></text:span></text:p>
          <text:p text:style-name="P87">Now the solution is to <text:span text:style-name="T147">refactor the code and to </text:span>manage the class inheritance <text:span text:style-name="T146">hierarchies correctly. </text:span>Lets introduce another class:</text:p>
          <text:p text:style-name="P104"><text:span text:style-name="T69">public</text:span><text:span text:style-name="T45"> </text:span><text:span text:style-name="T69">abstract</text:span><text:span text:style-name="T45"> </text:span><text:span text:style-name="T69">class</text:span><text:span text:style-name="T45"> </text:span><text:span text:style-name="T50">Quadrilaterals</text:span><text:span text:style-name="T45"> {</text:span></text:p>
          <text:p text:style-name="P104"><text:span text:style-name="T37"><text:tab/></text:span><text:span text:style-name="T67">protected</text:span><text:span text:style-name="T37"> </text:span><text:span text:style-name="T67">int</text:span><text:span text:style-name="T37"> </text:span><text:span text:style-name="T89">height</text:span><text:span text:style-name="T37">;</text:span></text:p>
          <text:p text:style-name="P104"><text:span text:style-name="T37"><text:tab/></text:span><text:span text:style-name="T67">protected</text:span><text:span text:style-name="T37"> </text:span><text:span text:style-name="T67">int</text:span><text:span text:style-name="T37"> </text:span><text:span text:style-name="T89">width</text:span><text:span text:style-name="T37">;</text:span></text:p>
          <text:p text:style-name="P124"/>
          <text:p text:style-name="P104"><text:span text:style-name="T37"><text:tab/></text:span><text:span text:style-name="T67">abstract</text:span><text:span text:style-name="T37"> </text:span><text:span text:style-name="T67">void</text:span><text:span text:style-name="T37"> setHeight(</text:span><text:span text:style-name="T67">int</text:span><text:span text:style-name="T37"> </text:span><text:span text:style-name="T134">height</text:span><text:span text:style-name="T37">);</text:span></text:p>
          <text:p text:style-name="P104"><text:span text:style-name="T37"><text:tab/></text:span><text:span text:style-name="T67">abstract</text:span><text:span text:style-name="T37"> </text:span><text:span text:style-name="T67">void</text:span><text:span text:style-name="T37"> setWidth(</text:span><text:span text:style-name="T67">int</text:span><text:span text:style-name="T37"> </text:span><text:span text:style-name="T134">width</text:span><text:span text:style-name="T37">);</text:span></text:p>
          <text:p text:style-name="P104"><text:span text:style-name="T37"><text:tab/></text:span><text:span text:style-name="T67">abstract</text:span><text:span text:style-name="T37"> </text:span><text:span text:style-name="T67">int</text:span><text:span text:style-name="T37"> getHeight();</text:span></text:p>
          <text:p text:style-name="P104"><text:span text:style-name="T37"><text:tab/></text:span><text:span text:style-name="T67">abstract</text:span><text:span text:style-name="T37"> </text:span><text:span text:style-name="T67">int</text:span><text:span text:style-name="T37"> getWidth();</text:span></text:p>
          <text:p text:style-name="P104"><text:span text:style-name="T37"><text:tab/></text:span><text:span text:style-name="T67">public</text:span><text:span text:style-name="T37"> </text:span><text:span text:style-name="T67">int</text:span><text:span text:style-name="T37"> getArea() {</text:span></text:p>
          <text:p text:style-name="P104"><text:span text:style-name="T37"><text:tab/><text:tab/></text:span><text:span text:style-name="T67">return</text:span><text:span text:style-name="T37"> </text:span><text:span text:style-name="T89">height</text:span><text:span text:style-name="T37"> * </text:span><text:span text:style-name="T89">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Rectangl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44">setWidthAndHeight</text:span><text:span text:style-name="T37">(</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soft-page-break/><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44">setWidthAndHeight</text:span><text:span text:style-name="T37">(</text:span><text:span text:style-name="T89">height</text:span><text:span text:style-name="T37">);</text:span></text:p>
          <text:p text:style-name="P124"><text:tab/>}</text:p>
          <text:p text:style-name="P104"><text:span text:style-name="T37"><text:tab/></text:span><text:span text:style-name="T67">private</text:span><text:span text:style-name="T37"> </text:span><text:span text:style-name="T67">void</text:span><text:span text:style-name="T37"> </text:span><text:span text:style-name="T44">setWidthAndHeight</text:span><text:span text:style-name="T37">(</text:span><text:span text:style-name="T67">int</text:span><text:span text:style-name="T37"> </text:span><text:span text:style-name="T134">value</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value</text:span><text:span text:style-name="T37">;</text:span></text:p>
          <text:p text:style-name="P104"><text:span text:style-name="T37"><text:tab/><text:tab/></text:span><text:span text:style-name="T67">this</text:span><text:span text:style-name="T37">.</text:span><text:span text:style-name="T89">width</text:span><text:span text:style-name="T37"> = </text:span><text:span text:style-name="T134">value</text:span><text:span text:style-name="T37">;</text:span></text:p>
          <text:p text:style-name="P124"><text:tab/>}</text:p>
          <text:p text:style-name="P137">}</text:p>
          <text:p text:style-name="P105"><text:span text:style-name="T69">public</text:span><text:span text:style-name="T45"> </text:span><text:span text:style-name="T74">class</text:span><text:span text:style-name="T45"> </text:span><text:span text:style-name="T48">Quadrilateral</text:span><text:span text:style-name="T49">s</text:span><text:span text:style-name="T48">Factory</text:span><text:span text:style-name="T45">() </text:span><text:span text:style-name="T50">{</text:span></text:p>
          <text:p text:style-name="P105"><text:span text:style-name="T37"><text:tab/></text:span><text:span text:style-name="T67">public</text:span><text:span text:style-name="T37"> </text:span><text:span text:style-name="T67">static</text:span><text:span text:style-name="T37"> </text:span><text:span text:style-name="T56">Quadrilateral</text:span><text:span text:style-name="T37"> </text:span><text:span text:style-name="T89">get</text:span><text:span text:style-name="T90">Quadrilateral</text:span><text:span text:style-name="T37">(</text:span><text:span text:style-name="T53">)</text:span><text:span text:style-name="T37"> {</text:span></text:p>
          <text:p text:style-name="P105"><text:span text:style-name="T37"><text:tab/><text:tab/></text:span><text:span text:style-name="T67">return</text:span><text:span text:style-name="T37"> </text:span><text:span text:style-name="T67">new</text:span><text:span text:style-name="T37"> </text:span><text:span text:style-name="T57">Square</text:span><text:span text:style-name="T37">();</text:span></text:p>
          <text:p text:style-name="P125"><text:tab/>}</text:p>
          <text:p text:style-name="P139">}</text:p>
          <text:p text:style-name="P105"><text:span text:style-name="T67">public</text:span><text:span text:style-name="T37"> </text:span><text:span text:style-name="T67">void</text:span><text:span text:style-name="T37"> AreaOfQuadrilateral() {</text:span></text:p>
          <text:p text:style-name="P104"><text:span text:style-name="T37"><text:tab/>Quadrilaterals r = QuadrilateralsFactory.</text:span><text:span text:style-name="T42">getQuadrilateral</text:span><text:span text:style-name="T37">();</text:span></text:p>
          <text:p text:style-name="P124"><text:tab/>r.setWidth(7);</text:p>
          <text:p text:style-name="P124"><text:tab/>r.setHeight(3);</text:p>
          <text:p text:style-name="P124"><text:tab/>r.getArea();</text:p>
          <text:p text:style-name="P137">}</text:p>
          <text:p text:style-name="P142"/>
          <text:p text:style-name="P9"><text:span text:style-name="T34">Here, we will still get the area as </text:span><text:span text:style-name="T31">9</text:span><text:span text:style-name="T34"> </text:span><text:span text:style-name="T35">and not 21 </text:span><text:span text:style-name="T34">but</text:span><text:span text:style-name="T18"> from </text:span><text:span text:style-name="T22">the</text:span><text:span text:style-name="T18"> users point of view now s/he </text:span><text:span text:style-name="T7">expecting the area of </text:span><text:span text:style-name="Source_20_Text"><text:span text:style-name="T7">Quadrilateral </text:span></text:span><text:span text:style-name="T7">not the </text:span><text:span text:style-name="Source_20_Text"><text:span text:style-name="T7">Rectangle</text:span></text:span><text:span text:style-name="T18">. By using this input  when output comes </text:span><text:span text:style-name="Strong_20_Emphasis"><text:span text:style-name="T16">21</text:span></text:span><text:span text:style-name="T18"> </text:span><text:span text:style-name="T23">it </text:span><text:span text:style-name="T18">is a </text:span><text:span text:style-name="Source_20_Text"><text:span text:style-name="T18">Rectangle</text:span></text:span><text:span text:style-name="T18"> and when 9 its a </text:span><text:span text:style-name="Source_20_Text"><text:span text:style-name="T18">Square</text:span></text:span><text:span text:style-name="T18">. </text:span><text:span text:style-name="T16">Now user getting the expected behavior from the program. So Satisfy</text:span><text:span text:style-name="Strong_20_Emphasis"><text:span text:style-name="T16"> Liskov </text:span></text:span><text:bookmark text:name="ctl00_LabelArticleTitle"/><text:span text:style-name="Strong_20_Emphasis"><text:span text:style-name="T16">Substitute  Principle (LSP).</text:span></text:span></text:p>
          <text:p text:style-name="P10"><text:span text:style-name="Strong_20_Emphasis"><text:span text:style-name="T122"/></text:span></text:p>
          <text:p text:style-name="P11"><text:span text:style-name="T118">Interface segregation principle: </text:span><text:span text:style-name="T127">Ma</text:span><text:span text:style-name="T122">ny client-specific interfaces are better than one general-purpose interface.</text:span><text:span text:style-name="T126"> For example, </text:span><text:span text:style-name="T128">suppose we have an interface named ShapeInterface which can be used for Shape classes. These shape classes can be flat Shapes such as Squares or solid Shapes such as Cube.</text:span></text:p>
          <text:p text:style-name="P11"><text:span text:style-name="T143">p</text:span><text:span text:style-name="T144">ublic </text:span><text:span text:style-name="Source_20_Text"><text:span text:style-name="T142">interface ShapeInterface {</text:span></text:span></text:p>
          <text:list>
            <text:list-header>
              <text:p text:style-name="P11"><text:span text:style-name="Source_20_Text"><text:span text:style-name="T140">public function area();</text:span></text:span></text:p>
              <text:p text:style-name="P11"><text:span text:style-name="Source_20_Text"><text:span text:style-name="T140">public function volume();</text:span></text:span></text:p>
            </text:list-header>
          </text:list>
          <text:p text:style-name="P11"><text:span text:style-name="Source_20_Text"><text:span text:style-name="T140">}</text:span></text:span></text:p>
          <text:p text:style-name="P12"><text:span text:style-name="T128">But a</text:span><text:span text:style-name="T94">ny shape we create must implement the </text:span><text:span text:style-name="Strong_20_Emphasis"><text:span text:style-name="T94">volume</text:span></text:span><text:span text:style-name="T94"> method, but we know that squares are flat shapes and that they do not have volumes, so this interface would force the </text:span><text:span text:style-name="Strong_20_Emphasis"><text:span text:style-name="T94">Square</text:span></text:span><text:span text:style-name="T94"> class to implement a method that it has no use of.</text:span></text:p>
          <text:p text:style-name="P13"><text:span text:style-name="Strong_20_Emphasis"><text:span text:style-name="T94">ISP</text:span></text:span><text:span text:style-name="T94"> says no to this, instead you could create another interface called </text:span><text:span text:style-name="Strong_20_Emphasis"><text:span text:style-name="T94">SolidShapeInterface</text:span></text:span><text:span text:style-name="T94"> that has the </text:span><text:span text:style-name="Strong_20_Emphasis"><text:span text:style-name="T94">volume</text:span></text:span><text:span text:style-name="T94"> contract and solid shapes like cubes e.t.c can implement this interface:</text:span></text:p>
          <text:p text:style-name="P13"><text:span text:style-name="Source_20_Text"><text:span text:style-name="T140">interface ShapeInterface {</text:span></text:span></text:p>
          <text:p text:style-name="P13"><text:span text:style-name="Source_20_Text"><text:span text:style-name="T140"><text:s text:c="4"/>public function area();</text:span></text:span></text:p>
          <text:p text:style-name="P13"><text:span text:style-name="Source_20_Text"><text:span text:style-name="T140">}</text:span></text:span></text:p>
          <text:p text:style-name="P13"><text:span text:style-name="Source_20_Text"><text:span text:style-name="T140">interface SolidShapeInterface </text:span></text:span><text:span text:style-name="Source_20_Text"><text:span text:style-name="T141">extends ShapeInterface</text:span></text:span><text:span text:style-name="Source_20_Text"><text:span text:style-name="T140"> {</text:span></text:span></text:p>
          <text:p text:style-name="P13"><text:span text:style-name="Source_20_Text"><text:span text:style-name="T140"><text:s text:c="4"/>public function volume();</text:span></text:span></text:p>
          <text:p text:style-name="P13"><text:span text:style-name="Source_20_Text"><text:span text:style-name="T140">}</text:span></text:span></text:p>
          <text:p text:style-name="P149">This is a much better approach.</text:p>
          <text:p text:style-name="P88"/>
          <text:p text:style-name="P75">Dependency Inversion Principle: </text:p>
          <text:p text:style-name="P45"><text:span text:style-name="T138">T</text:span><text:span text:style-name="T137">he </text:span><text:span text:style-name="T138">three things,</text:span><text:span text:style-name="T137"> Dependency Inversion Principle, Inversion of Control and Dependency Injection </text:span><text:span text:style-name="T138">are closely related.</text:span><text:span text:style-name="T137"> We will start by looking at the dependency inversion principle. We will then see how we can use inversion of control to implement dependency inversion principle and finally we will look at </text:span><text:span text:style-name="T139">the use of Dependency Injection in Dependency Inversion Principle</text:span><text:span text:style-name="T137">.</text:span></text:p>
          <text:p text:style-name="P89"/>
          <text:p text:style-name="P76"><text:span text:style-name="T148">DIP </text:span>basically says:</text:p>
        </text:list-header>
      </text:list>
      <text:list xml:id="list4255019296185034976" text:style-name="L3">
        <text:list-item>
          <text:p text:style-name="P50"><text:soft-page-break/>High level modules should not depend upon low-level modules. Both should depend upon abstractions.</text:p>
        </text:list-item>
        <text:list-item>
          <text:p text:style-name="P50">Abstractions should never depend upon details. Details should depend upon abstractions.</text:p>
        </text:list-item>
      </text:list>
      <text:list xml:id="list13728171477940" text:continue-list="list13727997913581" text:style-name="L1">
        <text:list-header>
          <text:p text:style-name="P58"/>
          <text:p text:style-name="P59">What does th<text:span text:style-name="T155">is</text:span> definition <text:span text:style-name="T155">of DIP</text:span> mean? What is it trying to convey?</text:p>
          <text:p text:style-name="P78">First we will try to understand the first statement that is: High level modules should not depend upon low-level modules. Both should depend upon abstractions.</text:p>
          <text:p text:style-name="P59"><text:span text:style-name="T155">L</text:span>et us try to understand the definition by looking at examples. <text:span text:style-name="T154">Suppose we have to write a service to </text:span>log messages in event logs whenever there is some problem in the application Pool. So what <text:span text:style-name="T154">we can do is that</text:span> we created two classes, <text:span text:style-name="T154">o</text:span>ne for monitoring the Application Pool and second to write the messages in the event log. Our classes looked like this:</text:p>
          <text:p text:style-name="P113"><text:span text:style-name="T79">class</text:span><text:span text:style-name="T60"> EventLogWriter {</text:span></text:p>
          <text:p text:style-name="P113"><text:span text:style-name="T29"><text:s text:c="4"/></text:span><text:span text:style-name="T78">public</text:span><text:span text:style-name="T29"> </text:span><text:span text:style-name="T78">void</text:span><text:span text:style-name="T29"> Write(String </text:span><text:span text:style-name="T133">message</text:span><text:span text:style-name="T29">) {</text:span></text:p>
          <text:p text:style-name="P113"><text:span text:style-name="T29"><text:s text:c="8"/></text:span><text:span text:style-name="T149">//Write to event log here</text:span></text:p>
          <text:p text:style-name="P132"><text:s text:c="4"/>}</text:p>
          <text:p text:style-name="P132">}</text:p>
          <text:p text:style-name="P113"><text:span text:style-name="T78">class</text:span><text:span text:style-name="T29"> AppPoolWatcher {</text:span></text:p>
          <text:p text:style-name="P113"><text:span text:style-name="T29"><text:s text:c="4"/></text:span><text:span text:style-name="T149">// Handle to EventLog writer to write to the logs</text:span></text:p>
          <text:p text:style-name="P113"><text:span text:style-name="T29"><text:s text:c="4"/>EventLogWriter </text:span><text:span text:style-name="T88">writer</text:span><text:span text:style-name="T29"> = </text:span><text:span text:style-name="T78">null</text:span><text:span text:style-name="T29">;</text:span></text:p>
          <text:p text:style-name="P132"/>
          <text:p text:style-name="P113"><text:span text:style-name="T29"><text:s text:c="4"/></text:span><text:span text:style-name="T149">// This function will be called when the </text:span><text:span text:style-name="T152">app</text:span><text:span text:style-name="T149"> pool has problem</text:span></text:p>
          <text:p text:style-name="P113"><text:span text:style-name="T29"><text:s text:c="4"/></text:span><text:span text:style-name="T78">public</text:span><text:span text:style-name="T29"> </text:span><text:span text:style-name="T78">void</text:span><text:span text:style-name="T29"> Notify(String </text:span><text:span text:style-name="T133">message</text:span><text:span text:style-name="T29">) {</text:span></text:p>
          <text:p text:style-name="P113"><text:span text:style-name="T29"><text:s text:c="8"/></text:span><text:span text:style-name="T78">if</text:span><text:span text:style-name="T29"> (</text:span><text:span text:style-name="T88">writer</text:span><text:span text:style-name="T29"> == </text:span><text:span text:style-name="T78">null</text:span><text:span text:style-name="T29">) {</text:span></text:p>
          <text:p text:style-name="P113"><text:span text:style-name="T29"><text:s text:c="12"/></text:span><text:span text:style-name="T88">writer</text:span><text:span text:style-name="T29"> = </text:span><text:span text:style-name="T78">new</text:span><text:span text:style-name="T29"> EventLogWriter();</text:span></text:p>
          <text:p text:style-name="P132"><text:s text:c="8"/>}</text:p>
          <text:p text:style-name="P113"><text:span text:style-name="T29"><text:s text:c="8"/></text:span><text:span text:style-name="T88">writer</text:span><text:span text:style-name="T29">.Write(</text:span><text:span text:style-name="T133">message</text:span><text:span text:style-name="T29">);</text:span></text:p>
          <text:p text:style-name="P132"><text:s text:c="4"/>}</text:p>
          <text:p text:style-name="P133">}</text:p>
          <text:p text:style-name="P14"><text:span text:style-name="T97">From the first look, the above class design seems to be sufficient. It looks perfectly good code. </text:span><text:span text:style-name="T119">But there is a problem in the above design.</text:span><text:span text:style-name="T97"> This design violates the dependency inversion principle. i.e. </text:span><text:span text:style-name="T9">the high level module </text:span><text:span text:style-name="Source_20_Text"><text:span text:style-name="T9">AppPoolWatcher </text:span></text:span><text:span text:style-name="T9">depends on </text:span><text:span text:style-name="Source_20_Text"><text:span text:style-name="T9">EventLogWriter </text:span></text:span><text:span text:style-name="T9">which is a concrete class and not an abstraction</text:span><text:span text:style-name="T97">.</text:span></text:p>
          <text:p text:style-name="P14"><text:span text:style-name="T120">But h</text:span><text:span text:style-name="T119">ow is it a problem?</text:span><text:span text:style-name="T97"> </text:span><text:span text:style-name="T98">Suppose we got the </text:span><text:span text:style-name="T97">next requirement for this service </text:span><text:span text:style-name="T98">is that</text:span><text:span text:style-name="T94"> this service </text:span><text:span text:style-name="T98">should</text:span><text:span text:style-name="T94"> send email to network administrator's email ID for some specific set of error. Now, how will we do that? One idea is to create a class for sending emails and keeping its handle in the </text:span><text:span text:style-name="Source_20_Text"><text:span text:style-name="T94">AppPoolWatcher</text:span></text:span><text:span text:style-name="T94">.</text:span><text:span text:style-name="T99"> </text:span><text:span text:style-name="T94">The problem will get even worse when we have more actions to take selectively, like sending SMS. Then we will have to have one more class whose instance will be kept inside the </text:span><text:span text:style-name="Source_20_Text"><text:span text:style-name="T94">AppPoolWatcher</text:span></text:span><text:span text:style-name="T94">. </text:span><text:span text:style-name="T118">The dependency inversion principle says that we need to decouple this system in such a way that the higher level modules i.e. the </text:span><text:span text:style-name="Source_20_Text"><text:span text:style-name="T118">AppPoolWatcher </text:span></text:span><text:span text:style-name="T118">in our case will depend on a simple abstraction and will use it. This abstraction will in turn will be mapped to some concrete class which will perform the actual operation.</text:span></text:p>
          <text:p text:style-name="P62"/>
          <text:p text:style-name="P46"><text:span text:style-name="T153">Dependency inversion was a software design principle, it just states that how two modules should depend on each other. Now the question comes, how exactly we are going to do it? And now this is the place where Inversion of Control comes into action. </text:span><text:span text:style-name="T5">Inversion of control</text:span><text:span text:style-name="T2"> is the actual mechanism using which we can make the </text:span><text:span text:style-name="T5">higher level modules</text:span><text:span text:style-name="T2"> to </text:span><text:span text:style-name="T5">depend on abstractions rather than concrete implementation of lower level modules.</text:span></text:p>
          <text:p text:style-name="P15"><text:span text:style-name="T94">So if </text:span><text:span text:style-name="T100">we</text:span><text:span text:style-name="T94">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94">AppPoolWacther</text:span></text:span><text:span text:style-name="T94">.</text:span></text:p>
          <text:p text:style-name="P106"><text:span text:style-name="T73">public</text:span><text:span text:style-name="T43"> </text:span><text:span text:style-name="T73">interface</text:span><text:span text:style-name="T43"> </text:span><text:span text:style-name="T58">INofificationAction</text:span><text:span text:style-name="T43"> {</text:span></text:p>
          <text:p text:style-name="P106"><text:span text:style-name="T37"><text:tab/></text:span><text:span text:style-name="T67">public</text:span><text:span text:style-name="T37"> </text:span><text:span text:style-name="T67">void</text:span><text:span text:style-name="T37"> ActOnNotification(String </text:span><text:span text:style-name="T134">message</text:span><text:span text:style-name="T37">);</text:span></text:p>
          <text:p text:style-name="P126">}</text:p>
          <text:p text:style-name="P60"><text:soft-page-break/>So how will our lower level concrete class will change? how will this class conform to the abstraction i.e. we need to implement the above interface in this class:</text:p>
          <text:p text:style-name="P16"><text:span text:style-name="T81">class</text:span><text:span text:style-name="T61"> EventLogWriter </text:span><text:span text:style-name="T82">implements</text:span><text:span text:style-name="T61"> INofificationAction </text:span><text:span text:style-name="T62">{</text:span></text:p>
          <text:p text:style-name="P107"><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7"><text:span text:style-name="T37"><text:s text:c="8"/></text:span><text:span text:style-name="T150">// Write to event log here</text:span></text:p>
          <text:p text:style-name="P127"><text:s text:c="4"/>}</text:p>
          <text:p text:style-name="P127">}</text:p>
          <text:p text:style-name="P61">So now if I need to have the concrete classes for sending email and sms, these classes will also implement the same interface.</text:p>
          <text:p text:style-name="P108"><text:span text:style-name="T76">class</text:span><text:span text:style-name="T37"> Email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email from here</text:span></text:p>
          <text:p text:style-name="P128"><text:s text:c="4"/>}</text:p>
          <text:p text:style-name="P128">}</text:p>
          <text:p text:style-name="P108"><text:span text:style-name="T67">class</text:span><text:span text:style-name="T37"> SMS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SMS from here</text:span></text:p>
          <text:p text:style-name="P128"><text:s text:c="4"/>}</text:p>
          <text:p text:style-name="P128">}</text:p>
          <text:p text:style-name="P17"><text:span text:style-name="T97">Now let us change our higher level module i.e. the </text:span><text:span text:style-name="Source_20_Text"><text:span text:style-name="T97">AppPoolWatcher</text:span></text:span><text:span text:style-name="T97"> to use this abstraction rather than the lower level concrete class.</text:span></text:p>
          <text:p text:style-name="P18"><text:span text:style-name="T83">class</text:span><text:span text:style-name="T61"> AppPoolWatcher {</text:span></text:p>
          <text:p text:style-name="P109"><text:span text:style-name="T37"><text:s text:c="4"/></text:span><text:span text:style-name="T150">// Handle to EventLog writer to write to the logs</text:span></text:p>
          <text:p text:style-name="P109"><text:span text:style-name="T37"><text:s text:c="4"/></text:span><text:span text:style-name="T53">INofificationAction</text:span><text:span text:style-name="T37"> </text:span><text:span text:style-name="T89">action</text:span><text:span text:style-name="T37"> = </text:span><text:span text:style-name="T67">null</text:span><text:span text:style-name="T37">;</text:span></text:p>
          <text:p text:style-name="P109"><text:span text:style-name="T37"><text:s text:c="4"/></text:span><text:span text:style-name="T150">// This function will be called when the </text:span><text:span text:style-name="T151">app</text:span><text:span text:style-name="T150"> pool has problem</text:span></text:p>
          <text:p text:style-name="P109"><text:span text:style-name="T37"><text:s text:c="4"/></text:span><text:span text:style-name="T67">public</text:span><text:span text:style-name="T37"> </text:span><text:span text:style-name="T67">void</text:span><text:span text:style-name="T37"> Notify(String </text:span><text:span text:style-name="T134">message</text:span><text:span text:style-name="T37">) {</text:span></text:p>
          <text:p text:style-name="P109"><text:span text:style-name="T37"><text:s text:c="8"/></text:span><text:span text:style-name="T67">if</text:span><text:span text:style-name="T37"> (</text:span><text:span text:style-name="T92">action</text:span><text:span text:style-name="T37"> == </text:span><text:span text:style-name="T67">null</text:span><text:span text:style-name="T37">) {</text:span></text:p>
          <text:p text:style-name="P109"><text:span text:style-name="T37"><text:s text:c="12"/></text:span><text:span text:style-name="T150">// Here we will map the abstraction i.e. interface to concrete class </text:span></text:p>
          <text:p text:style-name="P110"><text:span text:style-name="T37"><text:s text:c="12"/></text:span><text:span text:style-name="T92">action</text:span><text:span text:style-name="T37"> = </text:span><text:span text:style-name="T67">new</text:span><text:span text:style-name="T37"> </text:span><text:span text:style-name="T53">EventLogWriter</text:span><text:span text:style-name="T37">();</text:span></text:p>
          <text:p text:style-name="P128"><text:s text:c="8"/>}</text:p>
          <text:p text:style-name="P109"><text:span text:style-name="T37"><text:s text:c="8"/></text:span><text:span text:style-name="T92">action</text:span><text:span text:style-name="T37">.ActOnNotification(</text:span><text:span text:style-name="T134">message</text:span><text:span text:style-name="T37">);</text:span></text:p>
          <text:p text:style-name="P128"><text:s text:c="4"/>}</text:p>
          <text:p text:style-name="P129">}</text:p>
          <text:p text:style-name="P17"><text:span text:style-name="T97">So what we have done here is that, we have inverted the control to conform to dependency inversion principle </text:span><text:span text:style-name="T101">b</text:span><text:span text:style-name="T94">ut there is still one missing piece. When we look at the code of our </text:span><text:span text:style-name="Source_20_Text"><text:span text:style-name="T94">AppPoolWatcher</text:span></text:span><text:span text:style-name="T94">, we can see that it is using the abstraction i.e. interface but where exactly are we creating the concrete type and assigning it to this abstraction. </text:span><text:span text:style-name="T102">W</text:span><text:span text:style-name="T97">e are again back to where we have started. The concrete class creation is still inside the higher level class. Can we not make it totally decoupled so that even if we add new classes derived from </text:span><text:span text:style-name="Source_20_Text"><text:span text:style-name="T97">INotificationAction</text:span></text:span><text:span text:style-name="T97">, we don't have to change this class.</text:span></text:p>
          <text:p text:style-name="P47"><text:span text:style-name="T3">This is exactly where Dependency injection comes in picture </text:span><text:span text:style-name="T26">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26">AppPoolWatcher </text:span></text:span><text:span text:style-name="T26">class and don’t create them inside </text:span><text:span text:style-name="Source_20_Text"><text:span text:style-name="T26">AppPoolWatcher</text:span></text:span><text:span text:style-name="T26"> class by any of the three types of dependency injection suitable for the particular context.</text:span></text:p>
          <text:p text:style-name="P63"/>
          <text:p text:style-name="P78">Now we will try to understand the second statement of the definition of DIP that is: Abstractions should never depend upon details. Details should depend upon abstractions.</text:p>
          <text:p text:style-name="P143">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156">Cloneable</text:span></text:a>. Take a look at the following abstraction:</text:p>
          <text:p text:style-name="P114"><text:span text:style-name="T78">public</text:span><text:span text:style-name="T29"> </text:span><text:span text:style-name="T78">interface</text:span><text:span text:style-name="T29"> </text:span><text:span text:style-name="T59">ICustomerRepository</text:span><text:span text:style-name="T29"> </text:span><text:span text:style-name="T78">extends</text:span><text:span text:style-name="T29"> Cloneable {</text:span></text:p>
          <text:p text:style-name="P114"><text:span text:style-name="T29"><text:tab/></text:span><text:span text:style-name="T59">...</text:span></text:p>
          <text:p text:style-name="P134"><text:soft-page-break/>}</text:p>
          <text:p text:style-name="P19"><text:span text:style-name="T94">It might look convenient for the </text:span><text:span text:style-name="Source_20_Text"><text:span text:style-name="T94">ICustomerRepository</text:span></text:span><text:span text:style-name="T94"> to implement </text:span><text:span text:style-name="Source_20_Text"><text:span text:style-name="T103">Cloneable</text:span></text:span><text:span text:style-name="T94">. This way any caller can </text:span><text:span text:style-name="T103">clone</text:span><text:span text:style-name="T94"> the repository </text:span><text:span text:style-name="T103">whenever it is required</text:span><text:span text:style-name="T94">.</text:span></text:p>
          <text:p text:style-name="P20"><text:span text:style-name="T7">The interface however is now written with a certain implementation in mind</text:span><text:span text:style-name="T94">, since it's not obvious at all that all </text:span><text:span text:style-name="Source_20_Text"><text:span text:style-name="T94">ICustomerRepository</text:span></text:span><text:span text:style-name="T94"> implementations would need to cl</text:span><text:span text:style-name="T104">one</text:span><text:span text:style-name="T94"> any resources. </text:span><text:span text:style-name="T7">The </text:span><text:span text:style-name="Source_20_Text"><text:span text:style-name="T7">ICustomerRepository </text:span></text:span><text:span text:style-name="T7">interface </text:span><text:span text:style-name="T10">itself</text:span><text:span text:style-name="T7"> </text:span><text:span text:style-name="T10">tell</text:span><text:span text:style-name="T7">s </text:span><text:span text:style-name="T10">about the</text:span><text:span text:style-name="T7"> implementation details</text:span><text:span text:style-name="T94"> and therefore violates the Dependency Inversion Principle.</text:span></text:p>
          <text:p text:style-name="P48"><text:span text:style-name="Strong_20_Emphasis"><text:span text:style-name="T63"/></text:span></text:p>
          <text:p text:style-name="P48"><text:span text:style-name="Strong_20_Emphasis"><text:span text:style-name="T64">The Inversion of Control (IoC) is a general concept, and it can be expressed in many different ways and Dependency Injection is merely one concrete example of Inversion of Control.</text:span></text:span></text:p>
          <text:p text:style-name="P48"><text:span text:style-name="Strong_20_Emphasis"><text:span text:style-name="T63"/></text:span></text:p>
          <text:p text:style-name="P49"><text:span text:style-name="T136">SOLID</text:span><text:span text:style-name="T135">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144"/>
          <text:p text:style-name="P145">DRY(Don’t Repeat Yourself): <text:span text:style-name="T28">It is for functionality and not for code.</text:span></text:p>
        </text:list-header>
      </text:list>
      <text:list xml:id="list8560887823864166749" text:style-name="L4">
        <text:list-item>
          <text:p text:style-name="P23"><text:span text:style-name="T106">DRY is very-very important </text:span><text:span text:style-name="T94">object oriented design principle. </text:span><text:span text:style-name="T106">A</text:span><text:span text:style-name="T94">s name suggest </text:span><text:span text:style-name="T121">DRY (don't repeat yourself)</text:span><text:span text:style-name="T94"> means don't write duplicate code, instead use </text:span><text:a xlink:type="simple" xlink:href="http://javarevisited.blogspot.com/2010/10/abstraction-in-java.html" text:style-name="Internet_20_link" text:visited-style-name="Visited_20_Internet_20_Link"><text:span text:style-name="T94">Abstraction</text:span></text:a><text:span text:style-name="T94"> to abstract common things in one place.</text:span></text:p>
        </text:list-item>
        <text:list-item>
          <text:p text:style-name="P24"><text:span text:style-name="T94">If you have block of code in more than </text:span><text:span text:style-name="T108">two</text:span><text:span text:style-name="T94"> place consider making it a separate method.</text:span></text:p>
        </text:list-item>
        <text:list-item>
          <text:p text:style-name="P25"><text:span text:style-name="T107">I</text:span><text:span text:style-name="T94">f you use a hard-coded value more than one time make them </text:span><text:a xlink:type="simple" xlink:href="http://javarevisited.blogspot.com/2011/12/final-variable-method-class-java.html" text:style-name="Internet_20_link" text:visited-style-name="Visited_20_Internet_20_Link"><text:span text:style-name="T94">public final constant</text:span></text:a><text:span text:style-name="T94">.</text:span></text:p>
        </text:list-item>
        <text:list-item>
          <text:p text:style-name="P51">Benefit of this Object oriented design principle is in maintenance.</text:p>
        </text:list-item>
        <text:list-item>
          <text:p text:style-name="P77">It's important  not to abuse it, duplication is not for code, but for functionality.</text:p>
          <text:p text:style-name="P25"><text:span text:style-name="T94">It means, if you used common code to validate </text:span><text:span text:style-name="T157">OrderID </text:span><text:span text:style-name="T94">and </text:span><text:span text:style-name="T157">SSN </text:span><text:span text:style-name="T94">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13728434989903" text:continue-list="list13728171477940" text:style-name="L1">
        <text:list-header>
          <text:p text:style-name="P91"/>
          <text:p text:style-name="P79">Encapsulate What Changes:</text:p>
        </text:list-header>
      </text:list>
      <text:list xml:id="list7912661761992195862" text:style-name="L5">
        <text:list-item>
          <text:p text:style-name="P26"><text:span text:style-name="T94">Only one thing is constant in software field and that is "Change", So encapsulate </text:span><text:span text:style-name="T117">(try to make <text:s/>private)</text:span><text:span text:style-name="T94"> the code you expect or suspect to be changed in future. Benefit of this OOPS Design principle is that Its easy to test and maintain proper encapsulated code.</text:span></text:p>
        </text:list-item>
        <text:list-item>
          <text:p text:style-name="P26"><text:span text:style-name="T94">If you are coding in Java then follow principle of making variable and methods private by default and increasing access step by step e.g. </text:span><text:span text:style-name="T7">from private to protected and not public.</text:span></text:p>
        </text:list-item>
        <text:list-item>
          <text:p text:style-name="P26"><text:span text:style-name="T16">Several of </text:span><text:span text:style-name="T15">design pattern in Java</text:span><text:span text:style-name="T16"> uses Encapsulation, </text:span><text:a xlink:type="simple" xlink:href="http://javarevisited.blogspot.com/2011/12/factory-design-pattern-java-example.html" text:style-name="Internet_20_link" text:visited-style-name="Visited_20_Internet_20_Link">Factory design pattern</text:a><text:span text:style-name="T16"> is one example of Encapsulation which encapsulate object creation code </text:span><text:span text:style-name="T17">(by making access specifier of constructors of the Classes default)</text:span><text:span text:style-name="T16"> and provides flexibility to introduce new product later with no impact on existing code.</text:span></text:p>
        </text:list-item>
      </text:list>
      <text:list xml:id="list13728524032496" text:continue-list="list13728434989903" text:style-name="L1">
        <text:list-header>
          <text:p text:style-name="P80"/>
          <text:p text:style-name="P80">Favour Composition over Inheritance:</text:p>
        </text:list-header>
      </text:list>
      <text:list xml:id="list3491688924585956264" text:style-name="L6">
        <text:list-item>
          <text:p text:style-name="P52"><text:span text:style-name="T4">Always </text:span><text:span text:style-name="T27">favor composition over inheritance</text:span><text:span text:style-name="T4">, if possible.</text:span></text:p>
        </text:list-item>
        <text:list-item>
          <text:p text:style-name="P64">Just to revise:</text:p>
          <text:list>
            <text:list-item>
              <text:p text:style-name="P81">Composition and Inheritance are ways to reuse code to get additional functionality.</text:p>
            </text:list-item>
            <text:list-item>
              <text:p text:style-name="P65">But Inheritance is a IS-A relationship where as composition is a HAS-A relationship.</text:p>
            </text:list-item>
            <text:list-item>
              <text:p text:style-name="P66">In Inheritance, a new class, which wants to reuse code, inherit an existing class, known as super class. This new class is then known as sub class.</text:p>
            </text:list-item>
            <text:list-item>
              <text:p text:style-name="P67">On composition, a class, which desire to use functionality of an existing class, doesn't inherit, instead it holds a reference of that class in a member variable, that’s why the name composition.</text:p>
            </text:list-item>
            <text:list-item>
              <text:p text:style-name="P68">A super class reference variable can refer to an instance of sub class. By using composition, you don’t get this behavior, but still it offers a lot more to tilde the balance in its side.</text:p>
            </text:list-item>
          </text:list>
        </text:list-item>
        <text:list-item>
          <text:p text:style-name="P27"><text:soft-page-break/><text:span text:style-name="T14">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14">:</text:span></text:p>
          <text:list>
            <text:list-item>
              <text:p text:style-name="P69">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7"><text:span text:style-name="T112">If you are following programming for interface than implementation principle, and using type of base class as member variable, you can use different </text:span><text:span text:style-name="T160">Reader</text:span><text:span text:style-name="T112"> and </text:span><text:span text:style-name="T160">Writer</text:span><text:span text:style-name="T112"> implementation at different situation.</text:span></text:p>
            </text:list-item>
            <text:list-item>
              <text:p text:style-name="P69">You won’t get this flexibility by using Inheritance, in case of extending a class, you only get facilities which are available at compile time.</text:p>
            </text:list-item>
          </text:list>
        </text:list-item>
        <text:list-item>
          <text:p text:style-name="P70">Composition offers better test-ability of a class than Inheritance:</text:p>
          <text:list>
            <text:list-item>
              <text:p text:style-name="P28"><text:span text:style-name="T112">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112">Mock Object</text:span></text:a><text:span text:style-name="T112"> representing composed class for sake of testing.</text:span></text:p>
            </text:list-item>
            <text:list-item>
              <text:p text:style-name="P28"><text:span text:style-name="T112">Inheritance doesn't provide this luxury. In </text:span><text:span text:style-name="T115">case of Inheritance, the constructor of superclass <text:s/>can’t be provided from outside.</text:span></text:p>
            </text:list-item>
            <text:list-item>
              <text:p text:style-name="P71">Since unit testing is one of the most important thing to consider during software development, especially in test driven development, composition wins over inheritance.</text:p>
            </text:list-item>
          </text:list>
        </text:list-item>
        <text:list-item>
          <text:p text:style-name="P29"><text:span text:style-name="T112">Elements of Reusable Object-Oriented Software, favors Composition over Inheritance. Classical examples of this </text:span><text:span text:style-name="T113">are</text:span><text:span text:style-name="T112"> </text:span><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text:span><text:span text:style-name="T113">and </text:span><text:a xlink:type="simple" xlink:href="http://javarevisited.blogspot.com/2011/11/decorator-design-pattern-java-example.html" text:style-name="Internet_20_link" text:visited-style-name="Visited_20_Internet_20_Link"><text:span text:style-name="T112">Decorator pattern</text:span></text:a><text:span text:style-name="T112">.</text:span></text:p>
          <text:list>
            <text:list-item>
              <text:p text:style-name="P30"><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where composition and delegation is used to change Context’s behavior, without touching context code. Since </text:span><text:span text:style-name="T160">Context </text:span><text:span text:style-name="T112">uses composition to hold strategy, instead of getting it via inheritance, it’s easy to provide a new Strategy implementation at run-time.</text:span></text:p>
            </text:list-item>
            <text:list-item>
              <text:p text:style-name="P30"><text:span text:style-name="T112">In </text:span><text:a xlink:type="simple" xlink:href="http://javarevisited.blogspot.com/2011/11/decorator-design-pattern-java-example.html" text:style-name="Internet_20_link" text:visited-style-name="Visited_20_Internet_20_Link"><text:span text:style-name="T112">Decorator pattern</text:span></text:a><text:span text:style-name="T112">, we don't extend any class to add additional functionality, instead we keep an instance of the class we are decorating and delegates original task to that class after doing decoration.</text:span></text:p>
            </text:list-item>
          </text:list>
          <text:p text:style-name="P29"><text:span text:style-name="T112">Th</text:span><text:span text:style-name="T114">ese are</text:span><text:span text:style-name="T112"> the biggest proof of choosing composition over inheritance, since these design patterns are well tried and tested in different scenarios and withstand test of time, keeping there head high.</text:span></text:p>
        </text:list-item>
        <text:list-item>
          <text:p text:style-name="P31"><text:span text:style-name="T112">Though both </text:span><text:span text:style-name="T160">Composition</text:span><text:span text:style-name="T112"> and </text:span><text:span text:style-name="T160">Inheritance</text:span><text:span text:style-name="T112"> allows you to reuse code, one of the disadvantage of Inheritance is that it breaks encapsulation. </text:span><text:span text:style-name="T14">If sub class is depending on super class behavior for its operation</text:span><text:span text:style-name="T112">, it suddenly becomes fragile. When behavior of super class changes, functionality in sub class may get broken, without any change on its part.</text:span></text:p>
          <text:p text:style-name="P31"><text:span text:style-name="T112">One example of inheritance making code fragile is method </text:span><text:span text:style-name="T160">add()</text:span><text:span text:style-name="T112"> and </text:span><text:span text:style-name="T160">addAll()</text:span><text:span text:style-name="T112"> from </text:span><text:a xlink:type="simple" xlink:href="http://javarevisited.blogspot.sg/2012/06/hashset-in-java-10-examples-programs.html" text:style-name="Internet_20_link" text:visited-style-name="Visited_20_Internet_20_Link"><text:span text:style-name="T112">HashSet</text:span></text:a><text:span text:style-name="T112">. Suppose, If </text:span><text:span text:style-name="T160">addAll()</text:span><text:span text:style-name="T112"> of HashSet is implemented by calling </text:span><text:span text:style-name="T160">add()</text:span><text:span text:style-name="T112"> method and you write a sub class of HashSet, which encrypt the content before inserting into HashSet. Since there are only one methods add(), which can insert object into HashSet you override these method and called your </text:span><text:span text:style-name="T160">encrypt()</text:span><text:span text:style-name="T112"> method by overriding </text:span><text:span text:style-name="T160">add()</text:span><text:span text:style-name="T112">. This automatically covers </text:span><text:span text:style-name="T160">addAll()</text:span><text:span text:style-name="T112"> as well, because </text:span><text:span text:style-name="T160">addAll()</text:span><text:span text:style-name="T112"> is implemented using </text:span><text:span text:style-name="T160">add()</text:span><text:span text:style-name="T112">, it looks very enticing. If you look closely you will see that this implementation is fragile, because its relied on super class behavior. If base class wants to improve performance and implements </text:span><text:span text:style-name="T160">addAll()</text:span><text:span text:style-name="T112"> without calling </text:span><text:span text:style-name="T160">add()</text:span><text:span text:style-name="T112"> method, following </text:span><text:span text:style-name="T116">solution will break when we will call the </text:span><text:span text:style-name="T160">addAll()</text:span><text:span text:style-name="T116"> method for </text:span><text:span text:style-name="T161">EncryptedHashSet</text:span><text:span text:style-name="T116"> because the </text:span><text:span text:style-name="T161">ad</text:span><text:span text:style-name="T160">d</text:span><text:span text:style-name="T161">All()</text:span><text:span text:style-name="T116"> method for </text:span><text:span text:style-name="T161">EncryptedHashSet</text:span><text:span text:style-name="T116"> will not use </text:span><text:span text:style-name="T161">ad</text:span><text:span text:style-name="T160">d</text:span><text:span text:style-name="T161">()</text:span><text:span text:style-name="T116"> method of </text:span><text:span text:style-name="T161">EncryptedHashSet</text:span><text:span text:style-name="T116"> and the contents added by the </text:span><text:span text:style-name="T161">ad</text:span><text:span text:style-name="T160">d</text:span><text:span text:style-name="T161">All()</text:span><text:span text:style-name="T116"> method will not be encrypted.</text:span></text:p>
          <text:p text:style-name="P53"><text:span text:style-name="T164">public</text:span><text:span text:style-name="T65"> </text:span><text:span text:style-name="T164">class</text:span><text:span text:style-name="T65"> </text:span><text:span text:style-name="T166">EncryptedHashSet</text:span><text:span text:style-name="T65"> </text:span><text:span text:style-name="T164">extends</text:span><text:span text:style-name="T65"> HashSet{</text:span></text:p>
          <text:p text:style-name="P151"><text:s text:c="8"/>..…</text:p>
          <text:p text:style-name="P53"><text:span text:style-name="T163"><text:s text:c="8"/></text:span><text:span text:style-name="T164">public</text:span><text:span text:style-name="T65"> </text:span><text:span text:style-name="T168">boolean</text:span><text:span text:style-name="T65"> </text:span><text:span text:style-name="T169">add</text:span><text:span text:style-name="T65">(Object o) {</text:span></text:p>
          <text:p text:style-name="P53"><text:span text:style-name="T65"><text:s text:c="14"/></text:span><text:span text:style-name="T164">return</text:span><text:span text:style-name="T65"> </text:span><text:span text:style-name="T164">super</text:span><text:span text:style-name="T65">.</text:span><text:span text:style-name="T170">add</text:span><text:span text:style-name="T65">(encrypt(o));</text:span></text:p>
          <text:p text:style-name="P151"><text:s text:c="8"/>}</text:p>
          <text:p text:style-name="P151">}</text:p>
          <text:p text:style-name="P54"><text:span text:style-name="T159">If you have </text:span><text:span text:style-name="T158">used Composition in favor of Inheritance</text:span><text:span text:style-name="T159"> you won't face this problem and your class would have been more robust, because you are not relying on super class behavior any </text:span><text:soft-page-break/><text:span text:style-name="T159">more. Instead you are using super class method for addition part and you will benefit with any improvement in </text:span><text:span text:style-name="T162">addAll()</text:span><text:span text:style-name="T159"> as shown in below example:</text:span></text:p>
          <text:p text:style-name="P54"><text:span text:style-name="T165">public</text:span><text:span text:style-name="T66"> </text:span><text:span text:style-name="T165">class</text:span><text:span text:style-name="T66"> </text:span><text:span text:style-name="T167">EncryptedHashSet</text:span><text:span text:style-name="T66"> </text:span><text:span text:style-name="T165">implements</text:span><text:span text:style-name="T66"> Set{</text:span></text:p>
          <text:list>
            <text:list-header>
              <text:p text:style-name="P54"><text:span text:style-name="T164">private</text:span><text:span text:style-name="T65"> HashSet container;</text:span></text:p>
              <text:p text:style-name="P54"><text:span text:style-name="T164">public</text:span><text:span text:style-name="T65"> </text:span><text:span text:style-name="T168">boolean</text:span><text:span text:style-name="T65"> </text:span><text:span text:style-name="T169">add</text:span><text:span text:style-name="T65">(Object o) {</text:span></text:p>
              <text:list>
                <text:list-header>
                  <text:p text:style-name="P54"><text:span text:style-name="T65"><text:s text:c="3"/></text:span><text:span text:style-name="T164">return</text:span><text:span text:style-name="T65"> container.</text:span><text:span text:style-name="T170">add</text:span><text:span text:style-name="T65">(encrypt(o));</text:span></text:p>
                </text:list-header>
              </text:list>
              <text:p text:style-name="P152">}</text:p>
              <text:p text:style-name="P54"><text:span text:style-name="T164">public</text:span><text:span text:style-name="T65"> </text:span><text:span text:style-name="T168">boolean</text:span><text:span text:style-name="T65"> </text:span><text:span text:style-name="T169">addAll</text:span><text:span text:style-name="T65">(Collection c) {</text:span></text:p>
              <text:list text:continue-numbering="true">
                <text:list-header>
                  <text:p text:style-name="P54"><text:span text:style-name="T65"><text:s text:c="3"/></text:span><text:span text:style-name="T164">return</text:span><text:span text:style-name="T65"> conatainer.</text:span><text:span text:style-name="T170">add</text:span><text:span text:style-name="T65">(encrypt(c));</text:span></text:p>
                </text:list-header>
              </text:list>
              <text:p text:style-name="P152">}</text:p>
              <text:p text:style-name="P152">....…</text:p>
            </text:list-header>
          </text:list>
          <text:p text:style-name="P152">}</text:p>
          <text:p text:style-name="P54">In short, don't use Inheritance just for the sake of code reuse, Composition allows more flexible and extensible mechanism to reuse code.</text:p>
        </text:list-item>
        <text:list-item>
          <text:p text:style-name="P32"><text:span text:style-name="T94">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94">polymorphism</text:span></text:a><text:span text:style-name="T94"> which provides flexibility of to replace with better implementation any time.</text:span></text:p>
        </text:list-item>
      </text:list>
      <text:list xml:id="list13728368966525" text:continue-list="list13728524032496" text:style-name="L1">
        <text:list-header>
          <text:p text:style-name="P92">Thus, Composition helps better than Inheritance for reusing code and functionality.</text:p>
          <text:p text:style-name="P90"/>
          <text:p text:style-name="P80">Programming for Interface not implementation:</text:p>
        </text:list-header>
      </text:list>
      <text:list xml:id="list3171197304659828189" text:style-name="L7">
        <text:list-item>
          <text:p text:style-name="P33"><text:span text:style-name="T94">Always </text:span><text:span text:style-name="T130">program for interface and not for implementation. </text:span><text:span text:style-name="T12">Us</text:span><text:span text:style-name="T7">e interface type on variables, return types of method or argument type of methods in Java. </text:span><text:span text:style-name="T33"><text:s/></text:span><text:span text:style-name="T36">T</text:span><text:span text:style-name="T33">his will lead to </text:span><text:span text:style-name="T30">flexible </text:span><text:span text:style-name="T32">and maintainable</text:span><text:span text:style-name="T33"> code which can work with any new implementation of interface.</text:span></text:p>
        </text:list-item>
        <text:list-item>
          <text:p text:style-name="P55">This has been advised by many Java programmer including in Effective Java and Head First design pattern book.</text:p>
        </text:list-item>
        <text:list-item>
          <text:p text:style-name="P34"><text:span text:style-name="T109">The specific example I </text:span><text:span text:style-name="T110">can give is that we should always</text:span><text:span text:style-name="T109"> write:</text:span></text:p>
          <text:p text:style-name="P34"><text:span text:style-name="Source_20_Text"><text:span text:style-name="T109">List myList = new ArrayList(); // programming to the List interface</text:span></text:span></text:p>
          <text:p text:style-name="P72">instead of</text:p>
          <text:p text:style-name="P34"><text:span text:style-name="Source_20_Text"><text:span text:style-name="T109">ArrayList myList = new ArrayList(); // this is bad</text:span></text:span></text:p>
          <text:p text:style-name="P34"><text:span text:style-name="T109">These look exactly the same in a short program, but if you go on to use </text:span><text:span text:style-name="Source_20_Text"><text:span text:style-name="T109">myList</text:span></text:span><text:span text:style-name="T109"> 100 times in your program you can start to see a difference. The first declaration ensures that you only call methods on </text:span><text:span text:style-name="Source_20_Text"><text:span text:style-name="T109">myList</text:span></text:span><text:span text:style-name="T109"> that are defined by the </text:span><text:span text:style-name="Source_20_Text"><text:span text:style-name="T109">List</text:span></text:span><text:span text:style-name="T109"> interface (so no </text:span><text:span text:style-name="Source_20_Text"><text:span text:style-name="T109">ArrayList</text:span></text:span><text:span text:style-name="T109"> specific methods). </text:span><text:span text:style-name="T13">If you've programmed to the interface this way, later on you can decide that you really need</text:span></text:p>
          <text:p text:style-name="P34"><text:span text:style-name="Source_20_Text"><text:span text:style-name="T13">List myList = new TreeList();</text:span></text:span></text:p>
          <text:p text:style-name="P34"><text:span text:style-name="T109">and you only have to change your code in that one spot. You already know that the rest of your code doesn't do anything that will be broken by changing the </text:span><text:span text:style-name="Emphasis"><text:span text:style-name="T109">implementation</text:span></text:span><text:span text:style-name="T109"> because you programmed to the </text:span><text:span text:style-name="Emphasis"><text:span text:style-name="T109">interface </text:span></text:span><text:span text:style-name="Emphasis"><text:span text:style-name="T132">and not to concrete class.</text:span></text:span></text:p>
        </text:list-item>
      </text:list>
      <text:list xml:id="list13728108955149" text:continue-list="list13728368966525" text:style-name="L1">
        <text:list-header>
          <text:p text:style-name="P80"/>
          <text:p text:style-name="P80">Delegation Principle:</text:p>
          <text:p text:style-name="P21"><text:span text:style-name="T94">Don't do all stuff  by yourself,  delegate it to respective class. Benefit of this design principle is no duplication of code and pretty easy to modify behavior. </text:span><text:span text:style-name="T111">This can be understood by the following examples:</text:span></text:p>
        </text:list-header>
      </text:list>
      <text:list xml:id="list322051307970817920" text:style-name="L8">
        <text:list-item>
          <text:p text:style-name="P35"><text:span text:style-name="T131">As a simple example, consider the relationship between a Rectangle class and a Window class. With inheritance, a Window class would inherit its </text:span><text:span text:style-name="Emphasis"><text:span text:style-name="T131">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36"><text:span text:style-name="Emphasis"><text:span text:style-name="T131">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131">object and the inheritance relationship are both static, and objects can’t change their class easily (</text:span></text:span><text:span text:style-name="Emphasis"><text:span text:style-name="T24">but see the State pattern for tips on how to fake it</text:span></text:span><text:span text:style-name="Emphasis"><text:span text:style-name="T131">).</text:span></text:span></text:p>
          <text:p text:style-name="P36"><text:span text:style-name="Emphasis"><text:span text:style-name="T24">A more flexible design would involve delegation </text:span></text:span><text:span text:style-name="Emphasis"><text:span text:style-name="T25">(a better example of Composition over Inheritance)</text:span></text:span><text:span text:style-name="Emphasis"><text:span text:style-name="T131">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36"><text:span text:style-name="Emphasis"><text:span text:style-name="T24">This example illustrates an important point: </text:span></text:span><text:span text:style-name="Emphasis"><text:span text:style-name="T131">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13727090557318" text:continue-list="list13728108955149" text:style-name="L1">
        <text:list-item>
          <text:p text:style-name="P1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31T18:17:42.364294067</dc:date>
    <meta:editing-cycles>2381</meta:editing-cycles>
    <meta:editing-duration>P19DT38M48S</meta:editing-duration>
    <meta:generator>LibreOffice/5.1.6.2$Linux_X86_64 LibreOffice_project/10m0$Build-2</meta:generator>
    <meta:document-statistic meta:table-count="0" meta:image-count="0" meta:object-count="0" meta:page-count="11" meta:paragraph-count="342" meta:word-count="4522" meta:character-count="28281" meta:non-whitespace-character-count="236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